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2" style:family="table">
      <style:table-properties style:width="17.971cm" fo:margin-left="0cm" fo:margin-top="0cm" fo:margin-bottom="0cm" table:align="left" style:writing-mode="page"/>
    </style:style>
    <style:style style:name="Table2.A" style:family="table-column">
      <style:table-column-properties style:column-width="2.094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425cm"/>
    </style:style>
    <style:style style:name="Table2.D" style:family="table-column">
      <style:table-column-properties style:column-width="2.337cm"/>
    </style:style>
    <style:style style:name="Table2.1" style:family="table-row">
      <style:table-row-properties style:min-row-height="0.501cm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3" style:family="table-cell">
      <style:table-cell-properties fo:padding-left="0.191cm" fo:padding-right="0.191cm" fo:padding-top="0cm" fo:padding-bottom="0cm" fo:border="0.5pt solid #808080"/>
    </style:style>
    <style:style style:name="Table2.D3" style:family="table-cell">
      <style:table-cell-properties fo:padding-left="0.191cm" fo:padding-right="0.191cm" fo:padding-top="0cm" fo:padding-bottom="0cm" fo:border="0.5pt solid #80808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4" style:family="table-cell">
      <style:table-cell-properties fo:padding-left="0.191cm" fo:padding-right="0.191cm" fo:padding-top="0cm" fo:padding-bottom="0cm" fo:border="0.5pt solid #808080"/>
    </style:style>
    <style:style style:name="Table2.D4" style:family="table-cell">
      <style:table-cell-properties fo:padding-left="0.191cm" fo:padding-right="0.191cm" fo:padding-top="0cm" fo:padding-bottom="0cm" fo:border="0.5pt solid #80808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5" style:family="table-cell">
      <style:table-cell-properties fo:padding-left="0.191cm" fo:padding-right="0.191cm" fo:padding-top="0cm" fo:padding-bottom="0cm" fo:border="0.5pt solid #808080"/>
    </style:style>
    <style:style style:name="Table2.D5" style:family="table-cell">
      <style:table-cell-properties fo:padding-left="0.191cm" fo:padding-right="0.191cm" fo:padding-top="0cm" fo:padding-bottom="0cm" fo:border="0.5pt solid #80808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3" style:family="table">
      <style:table-properties style:width="17.78cm" fo:margin-left="0.205cm" fo:margin-top="0cm" fo:margin-bottom="0cm" table:align="left" style:writing-mode="page"/>
    </style:style>
    <style:style style:name="Table3.A" style:family="table-column">
      <style:table-column-properties style:column-width="3.549cm"/>
    </style:style>
    <style:style style:name="Table3.B" style:family="table-column">
      <style:table-column-properties style:column-width="5.974cm"/>
    </style:style>
    <style:style style:name="Table3.C" style:family="table-column">
      <style:table-column-properties style:column-width="8.257cm"/>
    </style:style>
    <style:style style:name="Table3.1" style:family="table-row">
      <style:table-row-properties style:min-row-height="0.737cm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3.2" style:family="table-row">
      <style:table-row-properties style:min-row-height="1.722cm" fo:keep-together="auto"/>
    </style:style>
    <style:style style:name="Table3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3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3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" style:family="table">
      <style:table-properties style:width="17.78cm" fo:margin-left="0.205cm" fo:margin-top="0cm" fo:margin-bottom="0cm" table:align="left" style:writing-mode="page"/>
    </style:style>
    <style:style style:name="Table4.A" style:family="table-column">
      <style:table-column-properties style:column-width="3.549cm"/>
    </style:style>
    <style:style style:name="Table4.B" style:family="table-column">
      <style:table-column-properties style:column-width="5.974cm"/>
    </style:style>
    <style:style style:name="Table4.C" style:family="table-column">
      <style:table-column-properties style:column-width="8.257cm"/>
    </style:style>
    <style:style style:name="Table4.1" style:family="table-row">
      <style:table-row-properties style:min-row-height="0.737cm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4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4.2" style:family="table-row">
      <style:table-row-properties style:min-row-height="1.722cm" fo:keep-together="auto"/>
    </style:style>
    <style:style style:name="Table4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5" style:family="table">
      <style:table-properties style:width="17.999cm" table:align="margins" style:writing-mode="lr-tb"/>
    </style:style>
    <style:style style:name="Table5.A" style:family="table-column">
      <style:table-column-properties style:column-width="5.399cm" style:rel-column-width="19659*"/>
    </style:style>
    <style:style style:name="Table5.C" style:family="table-column">
      <style:table-column-properties style:column-width="3.6cm" style:rel-column-width="13108*"/>
    </style:style>
    <style:style style:name="Table5.D" style:family="table-column">
      <style:table-column-properties style:column-width="3.6cm" style:rel-column-width="13109*"/>
    </style:style>
    <style:style style:name="Table5.1" style:family="table-row">
      <style:table-row-properties style:min-row-height="1.31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-0.025cm" fo:text-align="center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025cm" fo:orphans="0" fo:widows="0" fo:text-indent="0cm" style:auto-text-indent="false"/>
      <style:text-properties fo:font-size="10pt" fo:font-weight="normal" officeooo:rsid="0001ae45" officeooo:paragraph-rsid="0001ae45" style:font-size-asian="10pt" style:font-weight-asian="normal" style:font-size-complex="10pt" style:font-weight-complex="normal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Standard">
      <style:paragraph-properties fo:margin-left="0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6" style:family="paragraph" style:parent-style-name="Standard">
      <style:text-properties officeooo:rsid="004e4081" officeooo:paragraph-rsid="004e4081"/>
    </style:style>
    <style:style style:name="P7" style:family="paragraph" style:parent-style-name="Standard">
      <style:text-properties officeooo:rsid="004e4081" officeooo:paragraph-rsid="0051de75"/>
    </style:style>
    <style:style style:name="P8" style:family="paragraph" style:parent-style-name="Standard">
      <style:text-properties officeooo:rsid="004e4081" officeooo:paragraph-rsid="0055f747"/>
    </style:style>
    <style:style style:name="P9" style:family="paragraph" style:parent-style-name="Standard">
      <style:text-properties officeooo:rsid="004e4081" officeooo:paragraph-rsid="005e6547"/>
    </style:style>
    <style:style style:name="P10" style:family="paragraph" style:parent-style-name="Standard">
      <style:text-properties officeooo:rsid="004e4081" officeooo:paragraph-rsid="0072b874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71cf36" officeooo:paragraph-rsid="0071cf3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595408" officeooo:paragraph-rsid="00595408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5b064c" officeooo:paragraph-rsid="005b064c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5e6547" officeooo:paragraph-rsid="0072b874" style:font-weight-asian="normal" style:font-name-complex="Arial2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79bc10" officeooo:paragraph-rsid="0079bc10"/>
    </style:style>
    <style:style style:name="P16" style:family="paragraph" style:parent-style-name="Table_20_Contents">
      <style:paragraph-properties fo:text-align="start" style:justify-single-word="false"/>
      <style:text-properties officeooo:rsid="0079bc10" officeooo:paragraph-rsid="0079bc10"/>
    </style:style>
    <style:style style:name="P17" style:family="paragraph" style:parent-style-name="Table_20_Contents">
      <style:paragraph-properties fo:text-align="start" style:justify-single-word="false"/>
      <style:text-properties officeooo:rsid="007c9e50" officeooo:paragraph-rsid="007c9e50"/>
    </style:style>
    <style:style style:name="P18" style:family="paragraph" style:parent-style-name="Table_20_Contents">
      <style:paragraph-properties fo:text-align="center" style:justify-single-word="false"/>
      <style:text-properties officeooo:rsid="007c9e50" officeooo:paragraph-rsid="007c9e50"/>
    </style:style>
    <style:style style:name="P19" style:family="paragraph" style:parent-style-name="Table_20_Contents">
      <style:paragraph-properties fo:text-align="start" style:justify-single-word="false"/>
      <style:text-properties officeooo:rsid="007b4223" officeooo:paragraph-rsid="007b4223"/>
    </style:style>
    <style:style style:name="P20" style:family="paragraph" style:parent-style-name="Table_20_Contents">
      <style:paragraph-properties fo:text-align="start" style:justify-single-word="false"/>
      <style:text-properties officeooo:rsid="007a4a4e" officeooo:paragraph-rsid="007a4a4e"/>
    </style:style>
    <style:style style:name="P21" style:family="paragraph" style:parent-style-name="Cabeçalho_20_de_20_Tabela">
      <style:paragraph-properties fo:margin-left="-0.095cm" fo:margin-right="-0.048cm" fo:text-align="center" style:justify-single-word="false" fo:orphans="0" fo:widows="0" fo:text-indent="0cm" style:auto-text-indent="false"/>
    </style:style>
    <style:style style:name="P22" style:family="paragraph" style:parent-style-name="Heading_20_2" style:list-style-name="WWNum1"/>
    <style:style style:name="P23" style:family="paragraph" style:parent-style-name="Heading_20_2" style:list-style-name="WWNum1">
      <style:text-properties officeooo:paragraph-rsid="00353ccc"/>
    </style:style>
    <style:style style:name="P24" style:family="paragraph" style:parent-style-name="Heading_20_2" style:list-style-name="WWNum1">
      <style:text-properties officeooo:paragraph-rsid="0051de75"/>
    </style:style>
    <style:style style:name="P25" style:family="paragraph" style:parent-style-name="Heading_20_2" style:list-style-name="WWNum1">
      <style:text-properties officeooo:paragraph-rsid="0055f747"/>
    </style:style>
    <style:style style:name="P26" style:family="paragraph" style:parent-style-name="Heading_20_2" style:list-style-name="WWNum1">
      <style:text-properties officeooo:paragraph-rsid="005e6547"/>
    </style:style>
    <style:style style:name="P27" style:family="paragraph" style:parent-style-name="Heading_20_2" style:list-style-name="WWNum1">
      <style:text-properties officeooo:paragraph-rsid="0072b874"/>
    </style:style>
    <style:style style:name="P28" style:family="paragraph" style:parent-style-name="Heading_20_2" style:list-style-name="WWNum1">
      <style:text-properties officeooo:rsid="0079a996" officeooo:paragraph-rsid="0079a996"/>
    </style:style>
    <style:style style:name="P29" style:family="paragraph" style:parent-style-name="Body_20_Text_20_3">
      <style:paragraph-properties fo:text-align="justify" style:justify-single-word="false"/>
      <style:text-properties officeooo:paragraph-rsid="0001ae45"/>
    </style:style>
    <style:style style:name="P30" style:family="paragraph" style:parent-style-name="Body_20_Text_20_3">
      <style:paragraph-properties fo:text-align="justify" style:justify-single-word="false"/>
      <style:text-properties officeooo:rsid="00127fa5" officeooo:paragraph-rsid="00127fa5"/>
    </style:style>
    <style:style style:name="P31" style:family="paragraph" style:parent-style-name="Body_20_Text_20_3">
      <style:paragraph-properties fo:text-align="justify" style:justify-single-word="false"/>
      <style:text-properties officeooo:rsid="0014d982" officeooo:paragraph-rsid="0018008f"/>
    </style:style>
    <style:style style:name="P32" style:family="paragraph" style:parent-style-name="Body_20_Text_20_3">
      <style:paragraph-properties fo:text-align="justify" style:justify-single-word="false"/>
      <style:text-properties officeooo:rsid="0081e7d6" officeooo:paragraph-rsid="0081e7d6"/>
    </style:style>
    <style:style style:name="P33" style:family="paragraph" style:parent-style-name="Body_20_Text_20_3">
      <style:paragraph-properties fo:text-align="justify" style:justify-single-word="false"/>
      <style:text-properties style:use-window-font-color="true" loext:opacity="0%" officeooo:paragraph-rsid="00353ccc" style:font-name-complex="Arial2" style:font-size-complex="11pt"/>
    </style:style>
    <style:style style:name="P34" style:family="paragraph" style:parent-style-name="Text_20_body">
      <style:paragraph-properties fo:orphans="0" fo:widows="0"/>
    </style:style>
    <style:style style:name="P35" style:family="paragraph" style:parent-style-name="Text_20_body">
      <style:paragraph-properties fo:orphans="0" fo:widows="0"/>
      <style:text-properties officeooo:paragraph-rsid="002500b4"/>
    </style:style>
    <style:style style:name="P36" style:family="paragraph" style:parent-style-name="Text_20_body">
      <style:paragraph-properties fo:orphans="0" fo:widows="0"/>
      <style:text-properties officeooo:paragraph-rsid="0028a2e6"/>
    </style:style>
    <style:style style:name="P37" style:family="paragraph" style:parent-style-name="Text_20_body">
      <style:paragraph-properties fo:orphans="0" fo:widows="0"/>
      <style:text-properties officeooo:paragraph-rsid="00353ccc"/>
    </style:style>
    <style:style style:name="P38" style:family="paragraph" style:parent-style-name="Text_20_body">
      <style:paragraph-properties fo:orphans="0" fo:widows="0"/>
      <style:text-properties officeooo:rsid="0029e5c1" officeooo:paragraph-rsid="0029e5c1"/>
    </style:style>
    <style:style style:name="P39" style:family="paragraph" style:parent-style-name="Text_20_body">
      <style:paragraph-properties fo:orphans="0" fo:widows="0"/>
      <style:text-properties officeooo:rsid="0029e5c1" officeooo:paragraph-rsid="00353ccc"/>
    </style:style>
    <style:style style:name="P40" style:family="paragraph" style:parent-style-name="Text_20_body">
      <style:paragraph-properties fo:orphans="0" fo:widows="0"/>
      <style:text-properties officeooo:rsid="0031105a" officeooo:paragraph-rsid="0031105a"/>
    </style:style>
    <style:style style:name="P41" style:family="paragraph" style:parent-style-name="Text_20_body">
      <style:paragraph-properties fo:orphans="0" fo:widows="0"/>
      <style:text-properties officeooo:rsid="0031105a" officeooo:paragraph-rsid="00353ccc"/>
    </style:style>
    <style:style style:name="P42" style:family="paragraph" style:parent-style-name="Text_20_body">
      <style:paragraph-properties fo:orphans="0" fo:widows="0"/>
      <style:text-properties officeooo:rsid="003279da" officeooo:paragraph-rsid="003279da"/>
    </style:style>
    <style:style style:name="P43" style:family="paragraph" style:parent-style-name="Text_20_body">
      <style:paragraph-properties fo:orphans="0" fo:widows="0"/>
      <style:text-properties officeooo:rsid="003279da" officeooo:paragraph-rsid="00353ccc"/>
    </style:style>
    <style:style style:name="P44" style:family="paragraph" style:parent-style-name="Text_20_body">
      <style:paragraph-properties fo:orphans="0" fo:widows="0"/>
      <style:text-properties fo:font-size="10pt" officeooo:rsid="002500b4" officeooo:paragraph-rsid="00353ccc" style:font-size-asian="10pt" style:font-name-complex="Arial2" style:font-size-complex="10pt"/>
    </style:style>
    <style:style style:name="P45" style:family="paragraph" style:parent-style-name="Text_20_body">
      <style:paragraph-properties fo:orphans="0" fo:widows="0"/>
      <style:text-properties officeooo:rsid="003a9963" officeooo:paragraph-rsid="003a9963"/>
    </style:style>
    <style:style style:name="P46" style:family="paragraph" style:parent-style-name="Text_20_body">
      <style:paragraph-properties fo:orphans="0" fo:widows="0"/>
      <style:text-properties officeooo:rsid="007063f0" officeooo:paragraph-rsid="007063f0"/>
    </style:style>
    <style:style style:name="P47" style:family="paragraph" style:parent-style-name="Text_20_body">
      <style:paragraph-properties fo:orphans="0" fo:widows="0"/>
      <style:text-properties officeooo:rsid="0036ba06" officeooo:paragraph-rsid="0036ba06"/>
    </style:style>
    <style:style style:name="P48" style:family="paragraph" style:parent-style-name="Text_20_body">
      <style:paragraph-properties fo:orphans="0" fo:widows="0"/>
      <style:text-properties officeooo:rsid="0037bd97" officeooo:paragraph-rsid="0037bd97"/>
    </style:style>
    <style:style style:name="P49" style:family="paragraph" style:parent-style-name="InfoBlue">
      <style:paragraph-properties fo:orphans="0" fo:widows="0"/>
      <style:text-properties officeooo:paragraph-rsid="00353ccc"/>
    </style:style>
    <style:style style:name="P50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P51" style:family="paragraph" style:parent-style-name="Footer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52" style:family="paragraph" style:parent-style-name="Header">
      <style:paragraph-properties fo:margin-left="0cm" fo:margin-right="-0.025cm" fo:margin-top="0.212cm" fo:margin-bottom="0cm" style:contextual-spacing="false" fo:orphans="0" fo:widows="0" fo:text-indent="0cm" style:auto-text-indent="false"/>
    </style:style>
    <style:style style:name="P53" style:family="paragraph" style:parent-style-name="Header">
      <style:paragraph-properties fo:margin-top="0cm" fo:margin-bottom="0.212cm" style:contextual-spacing="false" fo:text-align="justify" style:justify-single-word="false" fo:orphans="0" fo:widows="0" style:snap-to-layout-gri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4" style:family="paragraph" style:parent-style-name="Heading_20_3" style:list-style-name="WWNum1"/>
    <style:style style:name="P55" style:family="paragraph" style:parent-style-name="Heading_20_3" style:list-style-name="WWNum1">
      <style:text-properties officeooo:paragraph-rsid="0051de75"/>
    </style:style>
    <style:style style:name="P56" style:family="paragraph" style:parent-style-name="Heading_20_3" style:list-style-name="WWNum1">
      <style:text-properties officeooo:paragraph-rsid="0055f747"/>
    </style:style>
    <style:style style:name="P57" style:family="paragraph" style:parent-style-name="Heading_20_3" style:list-style-name="WWNum1">
      <style:text-properties officeooo:paragraph-rsid="005e6547"/>
    </style:style>
    <style:style style:name="P58" style:family="paragraph" style:parent-style-name="Heading_20_3" style:list-style-name="WWNum1">
      <style:text-properties officeooo:paragraph-rsid="0072b874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61" style:family="paragraph" style:parent-style-name="Standard">
      <style:paragraph-properties fo:margin-left="-0.095cm" fo:margin-right="-0.048cm" fo:orphans="0" fo:widows="0" fo:text-indent="0cm" style:auto-text-indent="false"/>
      <style:text-properties fo:font-size="10pt" style:font-size-asian="10pt" style:font-name-complex="Arial2" style:font-size-complex="10pt"/>
    </style:style>
    <style:style style:name="P62" style:family="paragraph" style:parent-style-name="Standard" style:master-page-name="Standard">
      <style:paragraph-properties style:page-number="1"/>
      <style:text-properties officeooo:rsid="008eb269" officeooo:paragraph-rsid="008eb269"/>
    </style:style>
    <style:style style:name="P63" style:family="paragraph" style:parent-style-name="Standard">
      <style:paragraph-properties fo:orphans="0" fo:widows="0"/>
      <style:text-properties officeooo:rsid="0001ae45" officeooo:paragraph-rsid="0001ae45"/>
    </style:style>
    <style:style style:name="P64" style:family="paragraph" style:parent-style-name="Standard">
      <style:paragraph-properties fo:margin-left="0cm" fo:margin-right="-0.025cm" fo:orphans="0" fo:widows="0" fo:text-indent="0cm" style:auto-text-indent="false"/>
      <style:text-properties officeooo:rsid="0001ae45" officeooo:paragraph-rsid="0001ae45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 fo:orphans="0" fo:widows="0" style:snap-to-layout-grid="false"/>
    </style:style>
    <style:style style:name="P66" style:family="paragraph" style:parent-style-name="Standard">
      <style:paragraph-properties fo:text-align="justify" style:justify-single-word="false"/>
      <style:text-properties officeooo:paragraph-rsid="0055f747"/>
    </style:style>
    <style:style style:name="P67" style:family="paragraph" style:parent-style-name="Standard">
      <style:paragraph-properties fo:text-align="justify" style:justify-single-word="false"/>
    </style:style>
    <style:style style:name="P68" style:family="paragraph" style:parent-style-name="Standard">
      <style:paragraph-properties fo:text-align="justify" style:justify-single-word="false"/>
      <style:text-properties officeooo:paragraph-rsid="0079a996"/>
    </style:style>
    <style:style style:name="P69" style:family="paragraph" style:parent-style-name="Standard">
      <style:paragraph-properties fo:margin-left="-0.095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70" style:family="paragraph" style:parent-style-name="Standard">
      <style:paragraph-properties fo:text-align="justify" style:justify-single-word="false"/>
      <style:text-properties officeooo:rsid="001b33f4" officeooo:paragraph-rsid="0021e751"/>
    </style:style>
    <style:style style:name="P71" style:family="paragraph" style:parent-style-name="Standard">
      <style:paragraph-properties fo:text-align="justify" style:justify-single-word="false"/>
      <style:text-properties officeooo:rsid="001ae2f3" officeooo:paragraph-rsid="0021e751"/>
    </style:style>
    <style:style style:name="P72" style:family="paragraph" style:parent-style-name="Standard">
      <style:paragraph-properties fo:text-align="justify" style:justify-single-word="false"/>
      <style:text-properties officeooo:rsid="00190ce5" officeooo:paragraph-rsid="00190ce5"/>
    </style:style>
    <style:style style:name="P73" style:family="paragraph" style:parent-style-name="Standard">
      <style:paragraph-properties fo:text-align="justify" style:justify-single-word="false"/>
      <style:text-properties officeooo:rsid="002034fd" officeooo:paragraph-rsid="002034fd"/>
    </style:style>
    <style:style style:name="P74" style:family="paragraph" style:parent-style-name="Standard">
      <style:paragraph-properties fo:text-align="justify" style:justify-single-word="false"/>
      <style:text-properties officeooo:rsid="002307d8" officeooo:paragraph-rsid="002307d8"/>
    </style:style>
    <style:style style:name="P75" style:family="paragraph" style:parent-style-name="Standard">
      <style:paragraph-properties fo:text-align="justify" style:justify-single-word="false"/>
      <style:text-properties officeooo:rsid="001f5054" officeooo:paragraph-rsid="001f5054"/>
    </style:style>
    <style:style style:name="P76" style:family="paragraph" style:parent-style-name="Standard">
      <style:paragraph-properties fo:orphans="0" fo:widows="0"/>
    </style:style>
    <style:style style:name="P77" style:family="paragraph" style:parent-style-name="Standard">
      <style:paragraph-properties fo:orphans="0" fo:widows="0"/>
      <style:text-properties officeooo:paragraph-rsid="00353ccc"/>
    </style:style>
    <style:style style:name="P78" style:family="paragraph" style:parent-style-name="Standard">
      <style:paragraph-properties fo:text-align="justify" style:justify-single-word="false"/>
      <style:text-properties officeooo:rsid="003b9a09" officeooo:paragraph-rsid="003b9a09"/>
    </style:style>
    <style:style style:name="P79" style:family="paragraph" style:parent-style-name="Standard">
      <style:paragraph-properties fo:text-align="justify" style:justify-single-word="false"/>
      <style:text-properties officeooo:rsid="003cdbf9" officeooo:paragraph-rsid="003cdbf9"/>
    </style:style>
    <style:style style:name="P80" style:family="paragraph" style:parent-style-name="Standard">
      <style:paragraph-properties fo:text-align="justify" style:justify-single-word="false"/>
      <style:text-properties officeooo:rsid="003e32c3" officeooo:paragraph-rsid="003e32c3"/>
    </style:style>
    <style:style style:name="P81" style:family="paragraph" style:parent-style-name="Standard">
      <style:paragraph-properties fo:text-align="justify" style:justify-single-word="false"/>
      <style:text-properties officeooo:rsid="003e96be" officeooo:paragraph-rsid="003e96be"/>
    </style:style>
    <style:style style:name="P82" style:family="paragraph" style:parent-style-name="Standard">
      <style:paragraph-properties fo:text-align="justify" style:justify-single-word="false"/>
      <style:text-properties style:font-name-complex="Arial2" style:font-size-complex="11pt"/>
    </style:style>
    <style:style style:name="P83" style:family="paragraph" style:parent-style-name="Standard">
      <style:paragraph-properties fo:text-align="justify" style:justify-single-word="false"/>
      <style:text-properties officeooo:rsid="00422170" officeooo:paragraph-rsid="00422170"/>
    </style:style>
    <style:style style:name="P84" style:family="paragraph" style:parent-style-name="Standard">
      <style:paragraph-properties fo:text-align="justify" style:justify-single-word="false"/>
      <style:text-properties officeooo:rsid="00422170" officeooo:paragraph-rsid="0047db41"/>
    </style:style>
    <style:style style:name="P85" style:family="paragraph" style:parent-style-name="Standard">
      <style:paragraph-properties fo:text-align="justify" style:justify-single-word="false"/>
      <style:text-properties officeooo:rsid="00422170" officeooo:paragraph-rsid="0051de75"/>
    </style:style>
    <style:style style:name="P86" style:family="paragraph" style:parent-style-name="Standard">
      <style:paragraph-properties fo:text-align="justify" style:justify-single-word="false"/>
      <style:text-properties officeooo:rsid="00422170" officeooo:paragraph-rsid="0055f747"/>
    </style:style>
    <style:style style:name="P87" style:family="paragraph" style:parent-style-name="Standard">
      <style:paragraph-properties fo:text-align="justify" style:justify-single-word="false"/>
      <style:text-properties officeooo:rsid="00422170" officeooo:paragraph-rsid="005e6547"/>
    </style:style>
    <style:style style:name="P88" style:family="paragraph" style:parent-style-name="Standard">
      <style:paragraph-properties fo:text-align="justify" style:justify-single-word="false"/>
      <style:text-properties officeooo:rsid="00422170" officeooo:paragraph-rsid="0072b874"/>
    </style:style>
    <style:style style:name="P89" style:family="paragraph" style:parent-style-name="Standard">
      <style:paragraph-properties fo:text-align="justify" style:justify-single-word="false"/>
      <style:text-properties officeooo:rsid="00462f17" officeooo:paragraph-rsid="0047db41"/>
    </style:style>
    <style:style style:name="P90" style:family="paragraph" style:parent-style-name="Standard">
      <style:paragraph-properties fo:text-align="justify" style:justify-single-word="false"/>
      <style:text-properties officeooo:rsid="006db36f" officeooo:paragraph-rsid="006db36f"/>
    </style:style>
    <style:style style:name="P91" style:family="paragraph" style:parent-style-name="Standard">
      <style:paragraph-properties fo:text-align="justify" style:justify-single-word="false"/>
      <style:text-properties officeooo:rsid="006db36f" officeooo:paragraph-rsid="006f3630"/>
    </style:style>
    <style:style style:name="P92" style:family="paragraph" style:parent-style-name="Standard">
      <style:paragraph-properties fo:text-align="justify" style:justify-single-word="false"/>
      <style:text-properties officeooo:rsid="006db36f" officeooo:paragraph-rsid="0072b874"/>
    </style:style>
    <style:style style:name="P93" style:family="paragraph" style:parent-style-name="Standard">
      <style:paragraph-properties fo:text-align="justify" style:justify-single-word="false"/>
      <style:text-properties officeooo:rsid="00493e9f" officeooo:paragraph-rsid="00493e9f"/>
    </style:style>
    <style:style style:name="P94" style:family="paragraph" style:parent-style-name="Standard">
      <style:paragraph-properties fo:text-align="justify" style:justify-single-word="false"/>
      <style:text-properties officeooo:rsid="00493e9f" officeooo:paragraph-rsid="0051de75"/>
    </style:style>
    <style:style style:name="P95" style:family="paragraph" style:parent-style-name="Standard">
      <style:paragraph-properties fo:text-align="justify" style:justify-single-word="false"/>
      <style:text-properties officeooo:rsid="00493e9f" officeooo:paragraph-rsid="0055f747"/>
    </style:style>
    <style:style style:name="P96" style:family="paragraph" style:parent-style-name="Standard">
      <style:paragraph-properties fo:text-align="justify" style:justify-single-word="false"/>
      <style:text-properties officeooo:rsid="00493e9f" officeooo:paragraph-rsid="005e6547"/>
    </style:style>
    <style:style style:name="P97" style:family="paragraph" style:parent-style-name="Standard">
      <style:paragraph-properties fo:text-align="justify" style:justify-single-word="false"/>
      <style:text-properties officeooo:rsid="00493e9f" officeooo:paragraph-rsid="0072b874"/>
    </style:style>
    <style:style style:name="P98" style:family="paragraph" style:parent-style-name="Standard">
      <style:paragraph-properties fo:text-align="justify" style:justify-single-word="false"/>
      <style:text-properties officeooo:rsid="004bd30f" officeooo:paragraph-rsid="004bd30f"/>
    </style:style>
    <style:style style:name="P99" style:family="paragraph" style:parent-style-name="Standard">
      <style:paragraph-properties fo:text-align="justify" style:justify-single-word="false"/>
      <style:text-properties officeooo:rsid="004bd30f" officeooo:paragraph-rsid="0051de75"/>
    </style:style>
    <style:style style:name="P100" style:family="paragraph" style:parent-style-name="Standard">
      <style:paragraph-properties fo:text-align="justify" style:justify-single-word="false"/>
      <style:text-properties officeooo:rsid="004c44ad" officeooo:paragraph-rsid="004c44ad"/>
    </style:style>
    <style:style style:name="P101" style:family="paragraph" style:parent-style-name="Standard">
      <style:paragraph-properties fo:text-align="justify" style:justify-single-word="false"/>
      <style:text-properties officeooo:rsid="004c44ad" officeooo:paragraph-rsid="0051de75"/>
    </style:style>
    <style:style style:name="P102" style:family="paragraph" style:parent-style-name="Standard">
      <style:paragraph-properties fo:text-align="justify" style:justify-single-word="false"/>
      <style:text-properties officeooo:rsid="004e4081" officeooo:paragraph-rsid="004e4081"/>
    </style:style>
    <style:style style:name="P103" style:family="paragraph" style:parent-style-name="Standard">
      <style:paragraph-properties fo:text-align="justify" style:justify-single-word="false"/>
      <style:text-properties officeooo:rsid="004e4081" officeooo:paragraph-rsid="0051de75"/>
    </style:style>
    <style:style style:name="P104" style:family="paragraph" style:parent-style-name="Standard">
      <style:paragraph-properties fo:text-align="justify" style:justify-single-word="false"/>
      <style:text-properties officeooo:rsid="004e4081" officeooo:paragraph-rsid="0055f747"/>
    </style:style>
    <style:style style:name="P105" style:family="paragraph" style:parent-style-name="Standard">
      <style:paragraph-properties fo:text-align="justify" style:justify-single-word="false"/>
      <style:text-properties officeooo:rsid="004e4081" officeooo:paragraph-rsid="005e6547"/>
    </style:style>
    <style:style style:name="P106" style:family="paragraph" style:parent-style-name="Standard">
      <style:paragraph-properties fo:text-align="justify" style:justify-single-word="false"/>
      <style:text-properties officeooo:rsid="004e4081" officeooo:paragraph-rsid="0072b874"/>
    </style:style>
    <style:style style:name="P107" style:family="paragraph" style:parent-style-name="Standard">
      <style:paragraph-properties fo:text-align="justify" style:justify-single-word="false"/>
      <style:text-properties officeooo:rsid="0051de75" officeooo:paragraph-rsid="0051de75"/>
    </style:style>
    <style:style style:name="P108" style:family="paragraph" style:parent-style-name="Standard">
      <style:paragraph-properties fo:text-align="justify" style:justify-single-word="false"/>
      <style:text-properties officeooo:rsid="00553c2c" officeooo:paragraph-rsid="00553c2c"/>
    </style:style>
    <style:style style:name="P109" style:family="paragraph" style:parent-style-name="Standard">
      <style:paragraph-properties fo:text-align="justify" style:justify-single-word="false"/>
      <style:text-properties officeooo:rsid="0055f747" officeooo:paragraph-rsid="0055f747"/>
    </style:style>
    <style:style style:name="P110" style:family="paragraph" style:parent-style-name="Standard">
      <style:paragraph-properties fo:text-align="justify" style:justify-single-word="false"/>
      <style:text-properties officeooo:rsid="00576101" officeooo:paragraph-rsid="00576101"/>
    </style:style>
    <style:style style:name="P111" style:family="paragraph" style:parent-style-name="Standard">
      <style:paragraph-properties fo:text-align="justify" style:justify-single-word="false"/>
      <style:text-properties officeooo:rsid="0063affc" officeooo:paragraph-rsid="0063affc"/>
    </style:style>
    <style:style style:name="P112" style:family="paragraph" style:parent-style-name="Standard">
      <style:paragraph-properties fo:text-align="justify" style:justify-single-word="false"/>
      <style:text-properties officeooo:rsid="0063affc" officeooo:paragraph-rsid="0072b874"/>
    </style:style>
    <style:style style:name="P113" style:family="paragraph" style:parent-style-name="Standard">
      <style:paragraph-properties fo:text-align="justify" style:justify-single-word="false"/>
      <style:text-properties officeooo:rsid="006ae27a" officeooo:paragraph-rsid="006ae27a"/>
    </style:style>
    <style:style style:name="P114" style:family="paragraph" style:parent-style-name="Standard">
      <style:paragraph-properties fo:text-align="justify" style:justify-single-word="false"/>
      <style:text-properties officeooo:rsid="006ae27a" officeooo:paragraph-rsid="0072b874"/>
    </style:style>
    <style:style style:name="P115" style:family="paragraph" style:parent-style-name="Standard">
      <style:paragraph-properties fo:text-align="justify" style:justify-single-word="false"/>
      <style:text-properties officeooo:rsid="006b4f64" officeooo:paragraph-rsid="006b4f64"/>
    </style:style>
    <style:style style:name="P116" style:family="paragraph" style:parent-style-name="Standard">
      <style:paragraph-properties fo:text-align="justify" style:justify-single-word="false"/>
      <style:text-properties officeooo:rsid="006b4f64" officeooo:paragraph-rsid="0072b874"/>
    </style:style>
    <style:style style:name="P117" style:family="paragraph" style:parent-style-name="Standard">
      <style:paragraph-properties fo:text-align="justify" style:justify-single-word="false"/>
      <style:text-properties officeooo:rsid="0075eca8" officeooo:paragraph-rsid="0075eca8"/>
    </style:style>
    <style:style style:name="P118" style:family="paragraph" style:parent-style-name="Standard">
      <style:paragraph-properties fo:text-align="justify" style:justify-single-word="false"/>
      <style:text-properties officeooo:rsid="007dc0fb" officeooo:paragraph-rsid="007dc0fb"/>
    </style:style>
    <style:style style:name="P119" style:family="paragraph" style:parent-style-name="Standard">
      <style:paragraph-properties fo:text-align="justify" style:justify-single-word="false"/>
      <style:text-properties officeooo:rsid="009081cc" officeooo:paragraph-rsid="009081cc"/>
    </style:style>
    <style:style style:name="P120" style:family="paragraph" style:parent-style-name="Standard">
      <style:paragraph-properties fo:text-align="justify" style:justify-single-word="false"/>
      <style:text-properties officeooo:rsid="009869eb" officeooo:paragraph-rsid="009869eb"/>
    </style:style>
    <style:style style:name="P1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2"/>
    </style:style>
    <style:style style:name="T4" style:family="text">
      <style:text-properties fo:font-size="10pt" style:font-size-asian="10pt" style:font-name-complex="Arial2" style:font-size-complex="10pt"/>
    </style:style>
    <style:style style:name="T5" style:family="text">
      <style:text-properties fo:font-size="10pt" officeooo:rsid="002500b4" style:font-size-asian="10pt" style:font-name-complex="Arial2" style:font-size-complex="10pt"/>
    </style:style>
    <style:style style:name="T6" style:family="text">
      <style:text-properties fo:font-size="10pt" style:font-size-asian="10pt" style:font-name-complex="Arial2" style:font-size-complex="9pt"/>
    </style:style>
    <style:style style:name="T7" style:family="text">
      <style:text-properties fo:font-size="10pt" officeooo:rsid="00422170" style:font-size-asian="10pt"/>
    </style:style>
    <style:style style:name="T8" style:family="text">
      <style:text-properties fo:font-size="10pt" officeooo:rsid="0051de75" style:font-size-asian="10pt"/>
    </style:style>
    <style:style style:name="T9" style:family="text">
      <style:text-properties fo:font-size="10pt" officeooo:rsid="0055f747" style:font-size-asian="10pt"/>
    </style:style>
    <style:style style:name="T10" style:family="text">
      <style:text-properties fo:font-size="10pt" officeooo:rsid="005e6547" style:font-size-asian="10pt"/>
    </style:style>
    <style:style style:name="T11" style:family="text">
      <style:text-properties fo:font-size="10pt" officeooo:rsid="0072b874" style:font-size-asian="10pt"/>
    </style:style>
    <style:style style:name="T12" style:family="text">
      <style:text-properties fo:font-size="10pt" officeooo:rsid="007ef42e" style:font-size-asian="10pt"/>
    </style:style>
    <style:style style:name="T13" style:family="text">
      <style:text-properties fo:font-size="10pt" fo:font-weight="normal" style:font-size-asian="10pt" style:font-weight-asian="normal" style:font-name-complex="Arial2" style:font-size-complex="10pt" style:font-weight-complex="bold"/>
    </style:style>
    <style:style style:name="T14" style:family="text">
      <style:text-properties fo:font-size="10pt" fo:font-weight="bold" style:font-size-asian="10pt" style:font-weight-asian="bold" style:font-name-complex="Arial2" style:font-size-complex="10pt"/>
    </style:style>
    <style:style style:name="T15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Verdana" fo:font-size="8pt" style:font-size-asian="8pt"/>
    </style:style>
    <style:style style:name="T17" style:family="text">
      <style:text-properties fo:font-size="14pt" style:font-size-asian="14pt" style:font-name-complex="Arial2" style:font-size-complex="14pt" style:font-weight-complex="bold"/>
    </style:style>
    <style:style style:name="T18" style:family="text">
      <style:text-properties fo:font-size="12pt" style:font-size-asian="12pt" style:font-name-complex="Arial2"/>
    </style:style>
    <style:style style:name="T19" style:family="text">
      <style:text-properties fo:font-size="12pt" style:font-size-asian="12pt" style:font-name-complex="Arial2" style:font-weight-complex="bold"/>
    </style:style>
    <style:style style:name="T20" style:family="text">
      <style:text-properties fo:font-size="12pt" fo:font-weight="bold" style:font-size-asian="12pt" style:font-weight-asian="bold" style:font-name-complex="Arial2" style:font-weight-complex="bold"/>
    </style:style>
    <style:style style:name="T21" style:family="text">
      <style:text-properties fo:color="#777777" loext:opacity="100%" fo:font-size="10pt" style:font-size-asian="10pt" style:font-name-complex="Arial2" style:font-size-complex="10pt"/>
    </style:style>
    <style:style style:name="T22" style:family="text">
      <style:text-properties style:use-window-font-color="true" loext:opacity="0%" style:font-name-complex="Arial2" style:font-size-complex="11pt"/>
    </style:style>
    <style:style style:name="T23" style:family="text">
      <style:text-properties style:use-window-font-color="true" loext:opacity="0%" officeooo:rsid="0001ae45" style:font-name-complex="Arial2" style:font-size-complex="11pt"/>
    </style:style>
    <style:style style:name="T24" style:family="text">
      <style:text-properties style:use-window-font-color="true" loext:opacity="0%" officeooo:rsid="000c73f4" style:font-name-complex="Arial2" style:font-size-complex="11pt"/>
    </style:style>
    <style:style style:name="T25" style:family="text">
      <style:text-properties style:use-window-font-color="true" loext:opacity="0%" officeooo:rsid="000e1117" style:font-name-complex="Arial2" style:font-size-complex="11pt"/>
    </style:style>
    <style:style style:name="T26" style:family="text">
      <style:text-properties style:use-window-font-color="true" loext:opacity="0%" officeooo:rsid="0010ad15" style:font-name-complex="Arial2" style:font-size-complex="11pt"/>
    </style:style>
    <style:style style:name="T27" style:family="text">
      <style:text-properties style:use-window-font-color="true" loext:opacity="0%" officeooo:rsid="0016234e" style:font-name-complex="Arial2" style:font-size-complex="11pt"/>
    </style:style>
    <style:style style:name="T28" style:family="text">
      <style:text-properties style:use-window-font-color="true" loext:opacity="0%" officeooo:rsid="0017d54a" style:font-name-complex="Arial2" style:font-size-complex="11pt"/>
    </style:style>
    <style:style style:name="T29" style:family="text">
      <style:text-properties style:use-window-font-color="true" loext:opacity="0%" officeooo:rsid="00180305" style:font-name-complex="Arial2" style:font-size-complex="11pt"/>
    </style:style>
    <style:style style:name="T30" style:family="text">
      <style:text-properties style:use-window-font-color="true" loext:opacity="0%" officeooo:rsid="0018d9dc" style:font-name-complex="Arial2" style:font-size-complex="11pt"/>
    </style:style>
    <style:style style:name="T31" style:family="text">
      <style:text-properties style:use-window-font-color="true" loext:opacity="0%" fo:font-style="italic" style:font-style-asian="italic" style:font-name-complex="Arial2" style:font-size-complex="11pt" style:font-style-complex="italic"/>
    </style:style>
    <style:style style:name="T32" style:family="text">
      <style:text-properties style:use-window-font-color="true" loext:opacity="0%" fo:font-style="italic" officeooo:rsid="0082db32" style:font-style-asian="italic" style:font-name-complex="Arial2" style:font-size-complex="11pt" style:font-style-complex="italic"/>
    </style:style>
    <style:style style:name="T33" style:family="text">
      <style:text-properties style:use-window-font-color="true" loext:opacity="0%" fo:font-style="italic" officeooo:rsid="0083927d" style:font-style-asian="italic" style:font-name-complex="Arial2" style:font-size-complex="11pt" style:font-style-complex="italic"/>
    </style:style>
    <style:style style:name="T34" style:family="text">
      <style:text-properties style:use-window-font-color="true" loext:opacity="0%" fo:font-style="italic" officeooo:rsid="0084085d" style:font-style-asian="italic" style:font-name-complex="Arial2" style:font-size-complex="11pt" style:font-style-complex="italic"/>
    </style:style>
    <style:style style:name="T35" style:family="text">
      <style:text-properties style:use-window-font-color="true" loext:opacity="0%" fo:font-style="normal" style:font-style-asian="normal" style:font-name-complex="Arial2" style:font-size-complex="11pt" style:font-style-complex="normal"/>
    </style:style>
    <style:style style:name="T36" style:family="text">
      <style:text-properties style:use-window-font-color="true" loext:opacity="0%" fo:font-style="normal" officeooo:rsid="0082db32" style:font-style-asian="normal" style:font-name-complex="Arial2" style:font-size-complex="11pt" style:font-style-complex="normal"/>
    </style:style>
    <style:style style:name="T37" style:family="text">
      <style:text-properties style:use-window-font-color="true" loext:opacity="0%" fo:font-style="normal" officeooo:rsid="0083927d" style:font-style-asian="normal" style:font-name-complex="Arial2" style:font-size-complex="11pt" style:font-style-complex="normal"/>
    </style:style>
    <style:style style:name="T38" style:family="text">
      <style:text-properties style:use-window-font-color="true" loext:opacity="0%" fo:font-style="normal" officeooo:rsid="0084085d" style:font-style-asian="normal" style:font-name-complex="Arial2" style:font-size-complex="11pt" style:font-style-complex="normal"/>
    </style:style>
    <style:style style:name="T39" style:family="text">
      <style:text-properties style:use-window-font-color="true" loext:opacity="0%" fo:font-style="normal" officeooo:rsid="0085a6df" style:font-style-asian="normal" style:font-name-complex="Arial2" style:font-size-complex="11pt" style:font-style-complex="normal"/>
    </style:style>
    <style:style style:name="T40" style:family="text">
      <style:text-properties style:use-window-font-color="true" loext:opacity="0%" fo:font-style="normal" officeooo:rsid="0086f4ba" style:font-style-asian="normal" style:font-name-complex="Arial2" style:font-size-complex="11pt" style:font-style-complex="normal"/>
    </style:style>
    <style:style style:name="T41" style:family="text">
      <style:text-properties style:font-name-complex="Arial2" style:font-size-complex="11pt"/>
    </style:style>
    <style:style style:name="T42" style:family="text">
      <style:text-properties officeooo:rsid="001e51c7" style:font-name-complex="Arial2" style:font-size-complex="11pt"/>
    </style:style>
    <style:style style:name="T43" style:family="text">
      <style:text-properties officeooo:rsid="001ae2f3" style:font-name-complex="Arial2" style:font-size-complex="11pt"/>
    </style:style>
    <style:style style:name="T44" style:family="text">
      <style:text-properties officeooo:rsid="003d98ae" style:font-name-complex="Arial2" style:font-size-complex="11pt"/>
    </style:style>
    <style:style style:name="T45" style:family="text">
      <style:text-properties officeooo:rsid="003dffb4" style:font-name-complex="Arial2" style:font-size-complex="11pt"/>
    </style:style>
    <style:style style:name="T46" style:family="text">
      <style:text-properties officeooo:rsid="003eed15" style:font-name-complex="Arial2" style:font-size-complex="11pt"/>
    </style:style>
    <style:style style:name="T47" style:family="text">
      <style:text-properties officeooo:rsid="00447abc" style:font-name-complex="Arial2" style:font-size-complex="11pt"/>
    </style:style>
    <style:style style:name="T48" style:family="text">
      <style:text-properties officeooo:rsid="00422170" style:font-name-complex="Arial2" style:font-size-complex="11pt"/>
    </style:style>
    <style:style style:name="T49" style:family="text">
      <style:text-properties officeooo:rsid="004a42d2" style:font-name-complex="Arial2" style:font-size-complex="11pt"/>
    </style:style>
    <style:style style:name="T50" style:family="text">
      <style:text-properties officeooo:rsid="004fc0e8" style:font-name-complex="Arial2" style:font-size-complex="11pt"/>
    </style:style>
    <style:style style:name="T51" style:family="text">
      <style:text-properties officeooo:rsid="00500bdb" style:font-name-complex="Arial2" style:font-size-complex="11pt"/>
    </style:style>
    <style:style style:name="T52" style:family="text">
      <style:text-properties officeooo:rsid="0051de75" style:font-name-complex="Arial2" style:font-size-complex="11pt"/>
    </style:style>
    <style:style style:name="T53" style:family="text">
      <style:text-properties officeooo:rsid="0053572a" style:font-name-complex="Arial2" style:font-size-complex="11pt"/>
    </style:style>
    <style:style style:name="T54" style:family="text">
      <style:text-properties officeooo:rsid="00553c2c" style:font-name-complex="Arial2" style:font-size-complex="11pt"/>
    </style:style>
    <style:style style:name="T55" style:family="text">
      <style:text-properties officeooo:rsid="0055f747" style:font-name-complex="Arial2" style:font-size-complex="11pt"/>
    </style:style>
    <style:style style:name="T56" style:family="text">
      <style:text-properties officeooo:rsid="0056fe4b" style:font-name-complex="Arial2" style:font-size-complex="11pt"/>
    </style:style>
    <style:style style:name="T57" style:family="text">
      <style:text-properties officeooo:rsid="00576101" style:font-name-complex="Arial2" style:font-size-complex="11pt"/>
    </style:style>
    <style:style style:name="T58" style:family="text">
      <style:text-properties officeooo:rsid="0058d6ea" style:font-name-complex="Arial2" style:font-size-complex="11pt"/>
    </style:style>
    <style:style style:name="T59" style:family="text">
      <style:text-properties officeooo:rsid="005e6547" style:font-name-complex="Arial2" style:font-size-complex="11pt"/>
    </style:style>
    <style:style style:name="T60" style:family="text">
      <style:text-properties officeooo:rsid="005fc42d" style:font-name-complex="Arial2" style:font-size-complex="11pt"/>
    </style:style>
    <style:style style:name="T61" style:family="text">
      <style:text-properties officeooo:rsid="00651629" style:font-name-complex="Arial2" style:font-size-complex="11pt"/>
    </style:style>
    <style:style style:name="T62" style:family="text">
      <style:text-properties officeooo:rsid="0066dbee" style:font-name-complex="Arial2" style:font-size-complex="11pt"/>
    </style:style>
    <style:style style:name="T63" style:family="text">
      <style:text-properties officeooo:rsid="00683cb7" style:font-name-complex="Arial2" style:font-size-complex="11pt"/>
    </style:style>
    <style:style style:name="T64" style:family="text">
      <style:text-properties officeooo:rsid="006a5e03" style:font-name-complex="Arial2" style:font-size-complex="11pt"/>
    </style:style>
    <style:style style:name="T65" style:family="text">
      <style:text-properties officeooo:rsid="006b4f64" style:font-name-complex="Arial2" style:font-size-complex="11pt"/>
    </style:style>
    <style:style style:name="T66" style:family="text">
      <style:text-properties officeooo:rsid="006d44bb" style:font-name-complex="Arial2" style:font-size-complex="11pt"/>
    </style:style>
    <style:style style:name="T67" style:family="text">
      <style:text-properties officeooo:rsid="006da9d6" style:font-name-complex="Arial2" style:font-size-complex="11pt"/>
    </style:style>
    <style:style style:name="T68" style:family="text">
      <style:text-properties officeooo:rsid="00701d5a" style:font-name-complex="Arial2" style:font-size-complex="11pt"/>
    </style:style>
    <style:style style:name="T69" style:family="text">
      <style:text-properties officeooo:rsid="0072b874" style:font-name-complex="Arial2" style:font-size-complex="11pt"/>
    </style:style>
    <style:style style:name="T70" style:family="text">
      <style:text-properties officeooo:rsid="00747ed6" style:font-name-complex="Arial2" style:font-size-complex="11pt"/>
    </style:style>
    <style:style style:name="T71" style:family="text">
      <style:text-properties officeooo:rsid="00759a9d" style:font-name-complex="Arial2" style:font-size-complex="11pt"/>
    </style:style>
    <style:style style:name="T72" style:family="text">
      <style:text-properties officeooo:rsid="0075eca8" style:font-name-complex="Arial2" style:font-size-complex="11pt"/>
    </style:style>
    <style:style style:name="T73" style:family="text">
      <style:text-properties officeooo:rsid="007679b0" style:font-name-complex="Arial2" style:font-size-complex="11pt"/>
    </style:style>
    <style:style style:name="T74" style:family="text">
      <style:text-properties officeooo:rsid="007bfd33" style:font-name-complex="Arial2" style:font-size-complex="11pt"/>
    </style:style>
    <style:style style:name="T75" style:family="text">
      <style:text-properties officeooo:rsid="00911c7b" style:font-name-complex="Arial2" style:font-size-complex="11pt"/>
    </style:style>
    <style:style style:name="T76" style:family="text">
      <style:text-properties officeooo:rsid="00930179" style:font-name-complex="Arial2" style:font-size-complex="11pt"/>
    </style:style>
    <style:style style:name="T77" style:family="text">
      <style:text-properties officeooo:rsid="00948688" style:font-name-complex="Arial2" style:font-size-complex="11pt"/>
    </style:style>
    <style:style style:name="T78" style:family="text">
      <style:text-properties officeooo:rsid="0094bc6f" style:font-name-complex="Arial2" style:font-size-complex="11pt"/>
    </style:style>
    <style:style style:name="T79" style:family="text">
      <style:text-properties officeooo:rsid="00950aa6" style:font-name-complex="Arial2" style:font-size-complex="11pt"/>
    </style:style>
    <style:style style:name="T80" style:family="text">
      <style:text-properties officeooo:rsid="0096acb6" style:font-name-complex="Arial2" style:font-size-complex="11pt"/>
    </style:style>
    <style:style style:name="T81" style:family="text">
      <style:text-properties style:font-name="Arial" fo:font-size="11pt" fo:font-style="normal" style:font-size-asian="11pt" style:font-style-asian="normal" style:font-name-complex="Arial2" style:font-size-complex="11pt"/>
    </style:style>
    <style:style style:name="T82" style:family="text">
      <style:text-properties style:font-name="Arial" fo:font-size="11pt" fo:font-style="normal" officeooo:rsid="0028a2e6" style:font-size-asian="11pt" style:font-style-asian="normal" style:font-name-complex="Arial2" style:font-size-complex="11pt"/>
    </style:style>
    <style:style style:name="T83" style:family="text">
      <style:text-properties style:font-name="Arial" fo:font-size="11pt" fo:font-style="normal" officeooo:rsid="002e0514" style:font-size-asian="11pt" style:font-style-asian="normal" style:font-name-complex="Arial2" style:font-size-complex="11pt"/>
    </style:style>
    <style:style style:name="T84" style:family="text">
      <style:text-properties style:font-name="Arial" fo:font-size="11pt" fo:font-style="normal" officeooo:rsid="002f850e" style:font-size-asian="11pt" style:font-style-asian="normal" style:font-name-complex="Arial2" style:font-size-complex="11pt"/>
    </style:style>
    <style:style style:name="T85" style:family="text">
      <style:text-properties style:font-name="Arial" fo:font-size="11pt" fo:font-style="normal" officeooo:rsid="00353ccc" style:font-size-asian="11pt" style:font-style-asian="normal" style:font-name-complex="Arial2" style:font-size-complex="11pt"/>
    </style:style>
    <style:style style:name="T86" style:family="text">
      <style:text-properties style:font-name="Arial" fo:font-size="11pt" fo:font-style="normal" officeooo:rsid="0035756e" style:font-size-asian="11pt" style:font-style-asian="normal" style:font-name-complex="Arial2" style:font-size-complex="11pt"/>
    </style:style>
    <style:style style:name="T87" style:family="text">
      <style:text-properties style:font-name="Arial" fo:font-size="11pt" fo:font-style="normal" officeooo:rsid="0035cde4" style:font-size-asian="11pt" style:font-style-asian="normal" style:font-name-complex="Arial2" style:font-size-complex="11pt"/>
    </style:style>
    <style:style style:name="T88" style:family="text">
      <style:text-properties style:font-name="Arial" fo:font-size="11pt" fo:font-style="normal" officeooo:rsid="002500b4" style:font-size-asian="11pt" style:font-style-asian="normal" style:font-name-complex="Arial2" style:font-size-complex="11pt"/>
    </style:style>
    <style:style style:name="T89" style:family="text">
      <style:text-properties style:font-name="Arial" fo:font-style="normal" style:font-style-asian="normal" style:font-name-complex="Arial2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size-complex="10pt" style:font-weight-complex="bold"/>
    </style:style>
    <style:style style:name="T92" style:family="text">
      <style:text-properties fo:font-weight="bold" style:font-weight-asian="bold" style:font-name-complex="Arial2" style:font-size-complex="11pt" style:font-weight-complex="bold"/>
    </style:style>
    <style:style style:name="T93" style:family="text">
      <style:text-properties fo:font-weight="bold" officeooo:rsid="003d98ae" style:font-weight-asian="bold" style:font-name-complex="Arial2" style:font-size-complex="11pt" style:font-weight-complex="bold"/>
    </style:style>
    <style:style style:name="T94" style:family="text">
      <style:text-properties fo:font-weight="bold" officeooo:rsid="007c6ee9" style:font-weight-asian="bold" style:font-name-complex="Arial2" style:font-size-complex="11pt" style:font-weight-complex="bold"/>
    </style:style>
    <style:style style:name="T95" style:family="text">
      <style:text-properties style:font-name-asian="Arial Unicode MS1"/>
    </style:style>
    <style:style style:name="T96" style:family="text">
      <style:text-properties style:font-name="Arial Unicode MS" fo:font-size="12pt" style:font-name-asian="Arial Unicode MS1" style:font-size-asian="12pt" style:font-name-complex="Arial Unicode MS1"/>
    </style:style>
    <style:style style:name="T97" style:family="text">
      <style:text-properties fo:font-weight="normal" officeooo:rsid="00728bf2" style:font-weight-asian="normal" style:font-weight-complex="normal"/>
    </style:style>
    <style:style style:name="T98" style:family="text">
      <style:text-properties officeooo:rsid="004fc0e8"/>
    </style:style>
    <style:style style:name="T99" style:family="text">
      <style:text-properties officeooo:rsid="00500bdb"/>
    </style:style>
    <style:style style:name="T100" style:family="text">
      <style:text-properties fo:font-style="italic" officeooo:rsid="0058d6ea" style:font-style-asian="italic" style:font-name-complex="Arial2" style:font-size-complex="11pt" style:font-style-complex="italic"/>
    </style:style>
    <style:style style:name="T101" style:family="text">
      <style:text-properties officeooo:rsid="005b064c"/>
    </style:style>
    <style:style style:name="T102" style:family="text">
      <style:text-properties officeooo:rsid="007bfd33"/>
    </style:style>
    <style:style style:name="T103" style:family="text">
      <style:text-properties officeooo:rsid="007c9e50"/>
    </style:style>
    <style:style style:name="T104" style:family="text">
      <style:text-properties officeooo:rsid="007f45c8"/>
    </style:style>
    <style:style style:name="T105" style:family="text">
      <style:text-properties officeooo:rsid="008974a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1" loext:marker-style-name="T6"><draw:frame draw:style-name="fr1" draw:name="Frame2" text:anchor-type="paragraph" svg:x="-0.026cm" svg:y="-0.388cm" svg:width="17.903cm" draw:z-index="1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52" loext:marker-style-name="T18"><text:span text:style-name="T17">Plano de Teste</text:span></text:p></table:table-cell><table:covered-table-cell/></table:table-row><table:table-row table:style-name="Table1.2"><table:table-cell table:style-name="Table1.A2" office:value-type="string"><text:p text:style-name="P53" loext:marker-style-name="T13"><text:span text:style-name="T13">Título do Projeto:</text:span></text:p><text:p text:style-name="P63" loext:marker-style-name="T4"><text:span text:style-name="T20">monkeytype.com</text:span></text:p></table:table-cell><table:table-cell table:style-name="Table1.B2" office:value-type="string"><text:p text:style-name="P65" loext:marker-style-name="T4"><text:span text:style-name="T4">Data. Criação: </text:span></text:p><text:p text:style-name="P64" loext:marker-style-name="T4"><text:span text:style-name="T15">25/08/23</text:span></text:p></table:table-cell></table:table-row><table:table-row table:style-name="Table1.3"><table:table-cell table:style-name="Table1.A3" table:number-columns-spanned="2" office:value-type="string"><text:p text:style-name="P53" loext:marker-style-name="T13"><text:span text:style-name="T13">Responsável:</text:span></text:p><text:p text:style-name="P63" loext:marker-style-name="T4"><text:span text:style-name="T19">Jheickson Felipe Sousa Santos</text:span></text:p></table:table-cell><table:covered-table-cell/></table:table-row><table:table-row table:style-name="Table1.4"><table:table-cell table:style-name="Table1.A4" table:number-columns-spanned="2" office:value-type="string"><text:p text:style-name="P53" loext:marker-style-name="T13"><text:span text:style-name="T13">Cliente:</text:span></text:p><text:p text:style-name="P63" loext:marker-style-name="T14"><text:span text:style-name="T19">Adriano Del Pino Lino</text:span></text:p></table:table-cell><table:covered-table-cell/></table:table-row></table:table></draw:text-box></draw:frame><text:span text:style-name="T1">Versões e Revisões deste documento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 loext:marker-style-name="T6"><text:span text:style-name="T6">Data</text:span></text:p>
          </table:table-cell>
          <table:table-cell table:style-name="Table2.A1" office:value-type="string">
            <text:p text:style-name="P21" loext:marker-style-name="T6"><text:span text:style-name="T6">Comentário</text:span></text:p>
          </table:table-cell>
          <table:table-cell table:style-name="Table2.A1" office:value-type="string">
            <text:p text:style-name="P21" loext:marker-style-name="T6"><text:span text:style-name="T6">Autor</text:span></text:p>
          </table:table-cell>
          <table:table-cell table:style-name="Table2.A1" office:value-type="string">
            <text:p text:style-name="P21" loext:marker-style-name="T6"><text:span text:style-name="T6">Versão</text:span></text:p>
          </table:table-cell>
        </table:table-row>
        <table:table-row table:style-name="Table2.3">
          <table:table-cell table:style-name="Table2.A3" office:value-type="string">
            <text:p text:style-name="P3">25/08/23</text:p>
          </table:table-cell>
          <table:table-cell table:style-name="Table2.B3" office:value-type="string">
            <text:p text:style-name="P69" loext:marker-style-name="T21">Versão inicial do documento</text:p>
          </table:table-cell>
          <table:table-cell table:style-name="Table2.C3" office:value-type="string">
            <text:p text:style-name="P5">Jheickson</text:p>
          </table:table-cell>
          <table:table-cell table:style-name="Table2.D3" office:value-type="string">
            <text:p text:style-name="P69" loext:marker-style-name="T21">1</text:p>
          </table:table-cell>
        </table:table-row>
        <table:table-row table:style-name="Table2.4">
          <table:table-cell table:style-name="Table2.A4" office:value-type="string">
            <text:p text:style-name="P60" loext:marker-style-name="T4"/>
          </table:table-cell>
          <table:table-cell table:style-name="Table2.B4" office:value-type="string">
            <text:p text:style-name="P61" loext:marker-style-name="T4"/>
          </table:table-cell>
          <table:table-cell table:style-name="Table2.C4" office:value-type="string">
            <text:p text:style-name="P61" loext:marker-style-name="T4"/>
          </table:table-cell>
          <table:table-cell table:style-name="Table2.D4" office:value-type="string">
            <text:p text:style-name="P61" loext:marker-style-name="T4"/>
          </table:table-cell>
        </table:table-row>
        <table:table-row table:style-name="Table2.5">
          <table:table-cell table:style-name="Table2.A5" office:value-type="string">
            <text:p text:style-name="P51" loext:marker-style-name="T4"/>
          </table:table-cell>
          <table:table-cell table:style-name="Table2.B5" office:value-type="string">
            <text:p text:style-name="P61" loext:marker-style-name="T4"/>
          </table:table-cell>
          <table:table-cell table:style-name="Table2.C5" office:value-type="string">
            <text:p text:style-name="P61" loext:marker-style-name="T4"/>
          </table:table-cell>
          <table:table-cell table:style-name="Table2.D5" office:value-type="string">
            <text:p text:style-name="P61" loext:marker-style-name="T4"/>
          </table:table-cell>
        </table:table-row>
      </table:table>
      <text:list xml:id="list1290861002" text:style-name="WWNum1">
        <text:list-item>
          <text:list>
            <text:list-item>
              <text:h text:style-name="P22" text:outline-level="2" loext:marker-style-name="T1"><text:span text:style-name="T1">Objetivos do sistema </text:span></text:h>
            </text:list-item>
          </text:list>
        </text:list-item>
      </text:list>
      <text:p text:style-name="P29" loext:marker-style-name="T22"><text:a xlink:type="simple" xlink:href="http://monkeytype.com/" text:style-name="Internet_20_link" text:visited-style-name="Visited_20_Internet_20_Link">Monkeytype</text:a><text:span text:style-name="T23"> é um site</text:span><text:span text:style-name="T24"> que tenta emular uma experiência de digitação natural durante um teste de digitação. </text:span><text:span text:style-name="T25">O site pode ser utilizado com objetivo recreativo, </text:span><text:span text:style-name="T26">competitivo ou como exercício.</text:span></text:p>
      <text:p text:style-name="P30" loext:marker-style-name="T22"><text:span text:style-name="T26">E</text:span><text:span text:style-name="T22">le exibe um texto aleatório de acordo com as preferências do usuário e dá feedback em tempo real sobre erros, velocidade e precisão.</text:span></text:p>
      <text:list xml:id="list112526864731034" text:continue-numbering="true" text:style-name="WWNum1">
        <text:list-item>
          <text:list>
            <text:list-item>
              <text:h text:style-name="P22" text:outline-level="2" loext:marker-style-name="T1"><text:span text:style-name="T1">Descrição do sistema</text:span></text:h>
            </text:list-item>
          </text:list>
        </text:list-item>
      </text:list>
      <text:p text:style-name="P31" loext:marker-style-name="T22"><text:span text:style-name="T22">A principal função do site é o teste de digitação, onde serão exibidas palavras aleatórias conforme as configurações do usuário.</text:span></text:p>
      <text:p text:style-name="P31" loext:marker-style-name="T22"><text:span text:style-name="T27">Ao terminar o teste de digitação, um relatório com as métricas de performance ser</text:span><text:span text:style-name="T28">á</text:span><text:span text:style-name="T27"> exibid</text:span><text:span text:style-name="T28">o. </text:span><text:span text:style-name="T29">Este relatório fica armazenado no perfil do usuário para </text:span><text:span text:style-name="T30">futuras comparações.</text:span></text:p>
      <text:p text:style-name="P32" loext:marker-style-name="T22"><text:span text:style-name="T22">Existe um </text:span><text:span text:style-name="T31">leaderboard</text:span><text:span text:style-name="T35"> onde os usuários podem comparar os seus resultados com outras pessoas </text:span><text:span text:style-name="T36">nas modalidades de </text:span><text:span text:style-name="T32">All-Time</text:span><text:span text:style-name="T36"> e </text:span><text:span text:style-name="T32">Daily</text:span><text:span text:style-name="T36">. </text:span><text:span text:style-name="T37">A modalidade </text:span><text:span text:style-name="T33">All-Time</text:span><text:span text:style-name="T37"> só registra os testes feitos em inglês, já </text:span><text:span text:style-name="T39">n</text:span><text:span text:style-name="T37">a </text:span><text:span text:style-name="T33">Dail</text:span><text:span text:style-name="T34">y</text:span><text:span text:style-name="T38"> </text:span><text:span text:style-name="T40">é possível verificar os recordes na prinipais línguas.</text:span></text:p>
      <text:list xml:id="list112528766013461" text:continue-numbering="true" text:style-name="WWNum1">
        <text:list-item>
          <text:list>
            <text:list-item>
              <text:h text:style-name="P22" text:outline-level="2" loext:marker-style-name="T1"><text:span text:style-name="T1">Requisitos iniciais</text:span></text:h>
            </text:list-item>
          </text:list>
        </text:list-item>
      </text:list>
      <text:p text:style-name="P70" loext:marker-style-name="T41"><text:span text:style-name="T41">Sistema de contas de usuário.</text:span></text:p>
      <text:p text:style-name="P71" loext:marker-style-name="T41"><text:span text:style-name="T42">Armazenamento das preferências com a conta de usuário</text:span><text:span text:style-name="T41">.</text:span></text:p>
      <text:p text:style-name="P72" loext:marker-style-name="T41"><text:span text:style-name="T41">Teste de digitação de acordo com as configurações definidas pelo usuário.</text:span></text:p>
      <text:p text:style-name="P73" loext:marker-style-name="T41"><text:span text:style-name="T41">Gerar relatório ao final de um teste.</text:span></text:p>
      <text:p text:style-name="P74" loext:marker-style-name="T41"><text:span text:style-name="T43">V</text:span><text:span text:style-name="T41">er relatórios de testes anteriores.</text:span></text:p>
      <text:p text:style-name="P75" loext:marker-style-name="T41"><text:span text:style-name="T41">Alterar as configurações do teste.</text:span></text:p>
      <text:p text:style-name="P75" loext:marker-style-name="T41"><text:span text:style-name="T41"/></text:p>
      <text:list xml:id="list112528126730814" text:continue-numbering="true" text:style-name="WWNum1">
        <text:list-item>
          <text:list>
            <text:list-item>
              <text:h text:style-name="P22" text:outline-level="2" loext:marker-style-name="T1"><text:span text:style-name="T1">Usuário do sistema</text:span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 loext:marker-style-name="T95"><text:span text:style-name="T90">Tipo</text:span></text:p>
          </table:table-cell>
          <table:table-cell table:style-name="Table3.B1" office:value-type="string">
            <text:p text:style-name="P34" loext:marker-style-name="T95"><text:span text:style-name="T90">Descrição</text:span></text:p>
          </table:table-cell>
          <table:table-cell table:style-name="Table3.B1" office:value-type="string">
            <text:p text:style-name="P76" loext:marker-style-name="T96"><text:span text:style-name="T91">Atividades previstas no sistema</text:span></text:p>
          </table:table-cell>
        </table:table-row>
        <table:table-row table:style-name="Table3.2">
          <table:table-cell table:style-name="Table3.A2" office:value-type="string">
            <text:p text:style-name="P35" loext:marker-style-name="T4"><text:span text:style-name="T5">Usuário não-cadastrado</text:span></text:p>
          </table:table-cell>
          <table:table-cell table:style-name="Table3.B2" office:value-type="string">
            <text:p text:style-name="P35" loext:marker-style-name="T89"><text:span text:style-name="T88">Usuário que não está logado no sistema. </text:span><text:span text:style-name="T84">Tem acesso às funcionalidades básicas do sistema</text:span><text:span text:style-name="T88">, porém </text:span><text:span text:style-name="T83">as suas configurações só ficam armazenadas no cache do navegador</text:span><text:span text:style-name="T88">.</text:span></text:p>
          </table:table-cell>
          <table:table-cell table:style-name="Table3.C2" office:value-type="string">
            <text:p text:style-name="P36" loext:marker-style-name="T89"><text:span text:style-name="T82">Realizar teste de digitação.</text:span></text:p>
            <text:p text:style-name="P38" loext:marker-style-name="T89"><text:span text:style-name="T81">Alterar configurações </text:span><text:span text:style-name="T86">do teste</text:span><text:span text:style-name="T81">.</text:span></text:p>
            <text:p text:style-name="P40" loext:marker-style-name="T89"><text:span text:style-name="T81">Verificar a leaderboard.</text:span></text:p>
            <text:p text:style-name="P42" loext:marker-style-name="T89"><text:span text:style-name="T81">Verificar perfis de outros usuários.</text:span></text:p>
          </table:table-cell>
        </table:table-row>
      </table:table>
      <text:p text:style-name="P33" loext:marker-style-name="T2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 loext:marker-style-name="T95"><text:span text:style-name="T90">Tipo</text:span></text:p>
          </table:table-cell>
          <table:table-cell table:style-name="Table4.B1" office:value-type="string">
            <text:p text:style-name="P37" loext:marker-style-name="T95"><text:span text:style-name="T90">Descrição</text:span></text:p>
          </table:table-cell>
          <table:table-cell table:style-name="Table4.B1" office:value-type="string">
            <text:p text:style-name="P77" loext:marker-style-name="T96"><text:span text:style-name="T91">Atividades previstas no sistema</text:span></text:p>
          </table:table-cell>
        </table:table-row>
        <table:table-row table:style-name="Table4.2">
          <table:table-cell table:style-name="Table4.A2" office:value-type="string">
            <text:p text:style-name="P49" loext:marker-style-name="T81"><text:span text:style-name="T81"/></text:p>
            <text:p text:style-name="P44" loext:marker-style-name="T4">Usuário cadastrado</text:p>
          </table:table-cell>
          <table:table-cell table:style-name="Table4.B2" office:value-type="string">
            <text:p text:style-name="P37" loext:marker-style-name="T89"><text:span text:style-name="T88">Usuário que está logado no sistema. </text:span><text:span text:style-name="T85">Tem acesso à todas funcionalidades do sistema (Exceto as administrativas)</text:span></text:p>
          </table:table-cell>
          <table:table-cell table:style-name="Table4.C2" office:value-type="string">
            <text:p text:style-name="P37" loext:marker-style-name="T89"><text:span text:style-name="T82">Realizar teste de digitação.</text:span></text:p>
            <text:p text:style-name="P45" loext:marker-style-name="T89"><text:span text:style-name="T82">V</text:span><text:span text:style-name="T81">erificar histórico de testes.</text:span></text:p>
            <text:p text:style-name="P46" loext:marker-style-name="T89"><text:span text:style-name="T81">Exportar histórico para .csv</text:span></text:p>
            <text:p text:style-name="P39" loext:marker-style-name="T89"><text:span text:style-name="T81">Alterar configurações </text:span><text:span text:style-name="T87">do teste</text:span><text:span text:style-name="T81">.</text:span></text:p>
            <text:p text:style-name="P41" loext:marker-style-name="T89"><text:soft-page-break/><text:span text:style-name="T81">Verificar a leaderboard.</text:span></text:p>
            <text:p text:style-name="P43" loext:marker-style-name="T89"><text:span text:style-name="T81">Verificar perfis de outros usuários.</text:span></text:p>
            <text:p text:style-name="P47" loext:marker-style-name="T89"><text:span text:style-name="T81">Sincronizar configurações em outros dispositivos.</text:span></text:p>
            <text:p text:style-name="P48" loext:marker-style-name="T89"><text:span text:style-name="T81">Participar da leaderboard.</text:span></text:p>
          </table:table-cell>
        </table:table-row>
      </table:table>
      <text:list xml:id="list112527103057300" text:continue-numbering="true" text:style-name="WWNum1">
        <text:list-item>
          <text:list>
            <text:list-item>
              <text:h text:style-name="P23" text:outline-level="2" loext:marker-style-name="T1"><text:span text:style-name="T1">Tipos de teste e critérios de aceitação do sistema </text:span></text:h>
            </text:list-item>
          </text:list>
        </text:list-item>
      </text:list>
      <text:p text:style-name="P78" loext:marker-style-name="T41"><text:span text:style-name="T92">Teste de Digitação:</text:span><text:span text:style-name="T41"> Caso o usuário consiga iniciar e terminar o teste sem problemas, o teste </text:span><text:span text:style-name="T45">será</text:span><text:span text:style-name="T41"> considerado aceito.</text:span></text:p>
      <text:p text:style-name="P79" loext:marker-style-name="T41"><text:span text:style-name="T92">Teste de </text:span><text:span text:style-name="T94">Alterar</text:span><text:span text:style-name="T92"> Configurações:</text:span><text:span text:style-name="T41"> Caso </text:span><text:span text:style-name="T44">o usuário consiga alterar as configurações do teste de digitação, o teste será considerado aceito.</text:span></text:p>
      <text:p text:style-name="P80" loext:marker-style-name="T41"><text:span text:style-name="T93">T</text:span><text:span text:style-name="T92">este de Leaderboard e Perfil de terceiro:</text:span><text:span text:style-name="T41"> Caso o usuário consiga verificar a leaderboard e verificar o perfil de outra pessoa, o teste será considerado aceito.</text:span></text:p>
      <text:p text:style-name="P81" loext:marker-style-name="T41"><text:span text:style-name="T92">Teste de Histórico de testes:</text:span><text:span text:style-name="T41"> Caso o usuário consiga verificar </text:span><text:span text:style-name="T46">os próprios resultados anteriores, o teste será considerado aceito.</text:span></text:p>
      <text:p text:style-name="P11">Teste de exportação para .csv: <text:span text:style-name="T97">Caso o usuário logado consiga exportar os seus resultados anteriores para um arquivo .csv, o teste será considerado aceito.</text:span></text:p>
      <text:p text:style-name="P82" loext:marker-style-name="T41"/>
      <text:list xml:id="list112527066516449" text:continue-numbering="true" text:style-name="WWNum1">
        <text:list-item>
          <text:list>
            <text:list-item>
              <text:h text:style-name="P22" text:outline-level="2" loext:marker-style-name="T1"><text:span text:style-name="T1">Teste de funcionalidade </text:span><text:span text:style-name="T7">1</text:span></text:h>
            </text:list-item>
          </text:list>
        </text:list-item>
      </text:list>
      <text:p text:style-name="P83" loext:marker-style-name="T41"><text:span text:style-name="T41">Teste de Digitação</text:span></text:p>
      <text:list xml:id="list112526988373089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89" loext:marker-style-name="T41"><text:span text:style-name="T41">Iniciar um teste de digitação, completá-lo e verificar se tudo ocorreu como esperado</text:span></text:p>
      <text:p text:style-name="P90" loext:marker-style-name="T41"><text:span text:style-name="T41">Recursos necessários: Acesso à internet, computador, teclado.</text:span></text:p>
      <text:p text:style-name="P90" loext:marker-style-name="T41"><text:span text:style-name="T41">Número de testadores: 1 testador</text:span></text:p>
      <text:list xml:id="list112528068766375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84" loext:marker-style-name="T41"><text:span text:style-name="T41">Verificar a funcionalidade do teste de digitação </text:span><text:span text:style-name="T47">sem utilizar uma conta cadastrada</text:span><text:span text:style-name="T41">.</text:span></text:p>
      <text:list xml:id="list112528671813918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">Passos:</text:p>
      <text:p text:style-name="P93" loext:marker-style-name="T41"><text:span text:style-name="T41">1. Acessar a página inicial do site (</text:span><text:a xlink:type="simple" xlink:href="http://monkeytype.com/" text:style-name="Internet_20_link" text:visited-style-name="Visited_20_Internet_20_Link"><text:span text:style-name="T41">monkeytype.com</text:span></text:a><text:span text:style-name="T41">)</text:span></text:p>
      <text:p text:style-name="P93" loext:marker-style-name="T41"><text:span text:style-name="T41">2. </text:span><text:span text:style-name="T49">Clicar no texto exibido na tela para focar no campo de digitação (Caso não já esteja focado)</text:span></text:p>
      <text:p text:style-name="P98" loext:marker-style-name="T41"><text:span text:style-name="T49">3. </text:span><text:span text:style-name="T41">Pressionar as teclas conforme são exibidas</text:span></text:p>
      <text:p text:style-name="P100" loext:marker-style-name="T41"><text:span text:style-name="T41">4. Caso ao final do teste o relatório seja exibido sem erros, o teste foi concluído com sucesso</text:span></text:p>
      <text:p text:style-name="P93" loext:marker-style-name="T41"><text:span text:style-name="T41"/></text:p>
      <text:p text:style-name="P102" loext:marker-style-name="T41"><text:span text:style-name="T41">Resultados: </text:span><text:span text:style-name="T50">Após executar o teste 3 vezes, seguindo os passos de teste, nenhum erro ocorreu. </text:span><text:span text:style-name="T51">Então foi concluído com sucesso.</text:span></text:p>
      <text:p text:style-name="P102" loext:marker-style-name="T41"><text:span text:style-name="T51"/></text:p>
      <text:list xml:id="list112527373038628" text:continue-numbering="true" text:style-name="WWNum1">
        <text:list-item>
          <text:list>
            <text:list-item>
              <text:h text:style-name="P24" text:outline-level="2" loext:marker-style-name="T1"><text:span text:style-name="T1">Teste de funcionalidade </text:span><text:span text:style-name="T8">2</text:span></text:h>
            </text:list-item>
          </text:list>
        </text:list-item>
      </text:list>
      <text:p text:style-name="P85" loext:marker-style-name="T41"><text:span text:style-name="T41">Teste de </text:span><text:span text:style-name="T74">Alterar</text:span><text:span text:style-name="T41"> </text:span><text:span text:style-name="T52">Configurações</text:span></text:p>
      <text:list xml:id="list112527893548839" text:continue-numbering="true" text:style-name="WWNum1">
        <text:list-item>
          <text:list>
            <text:list-item>
              <text:list>
                <text:list-item>
                  <text:h text:style-name="P55" text:outline-level="3">Plano </text:h>
                </text:list-item>
              </text:list>
            </text:list-item>
          </text:list>
        </text:list-item>
      </text:list>
      <text:p text:style-name="P107" loext:marker-style-name="T41"><text:span text:style-name="T41">Alterar as configurações do teste de digitação e realizar um teste.</text:span></text:p>
      <text:p text:style-name="P91" loext:marker-style-name="T41"><text:span text:style-name="T41">Recursos necessários: Acesso à internet, computador, teclado.</text:span></text:p>
      <text:p text:style-name="P91" loext:marker-style-name="T41"><text:span text:style-name="T41">Número de testadores: 1 testador</text:span></text:p>
      <text:list xml:id="list112527627518910" text:continue-numbering="true" text:style-name="WWNum1">
        <text:list-item>
          <text:list>
            <text:list-item>
              <text:list>
                <text:list-item>
                  <text:h text:style-name="P55" text:outline-level="3">Projeto</text:h>
                </text:list-item>
              </text:list>
            </text:list-item>
          </text:list>
        </text:list-item>
      </text:list>
      <text:p text:style-name="P85" loext:marker-style-name="T41"><text:span text:style-name="T41">Verificar a funcionalidade do teste de digitação </text:span><text:span text:style-name="T53">com as configurações diferentes</text:span><text:span text:style-name="T41">.</text:span></text:p>
      <text:list xml:id="list112528119291396" text:continue-numbering="true" text:style-name="WWNum1">
        <text:list-item>
          <text:list>
            <text:list-item>
              <text:list>
                <text:list-item>
                  <text:h text:style-name="P55" text:outline-level="3">Execução e resultados</text:h>
                </text:list-item>
              </text:list>
            </text:list-item>
          </text:list>
        </text:list-item>
      </text:list>
      <text:p text:style-name="P7">Passos:</text:p>
      <text:p text:style-name="P94" loext:marker-style-name="T41"><text:span text:style-name="T41">1. Acessar a página inicial do site (</text:span><text:a xlink:type="simple" xlink:href="http://monkeytype.com/" text:style-name="Internet_20_link" text:visited-style-name="Visited_20_Internet_20_Link"><text:span text:style-name="T41">monkeytype.com</text:span></text:a><text:span text:style-name="T41">)</text:span></text:p>
      <text:p text:style-name="P108" loext:marker-style-name="T41"><text:soft-page-break/><text:span text:style-name="T41">2. Alterar alguma das configurações do teste de digitação (Ex: Língua, tema, tipo de teste, etc)</text:span></text:p>
      <text:p text:style-name="P94" loext:marker-style-name="T41"><text:span text:style-name="T54">3</text:span><text:span text:style-name="T41">. </text:span><text:span text:style-name="T49">Clicar no texto exibido na tela para focar no campo de digitação (Caso não já esteja focado)</text:span></text:p>
      <text:p text:style-name="P99" loext:marker-style-name="T41"><text:span text:style-name="T54">4</text:span><text:span text:style-name="T49">. </text:span><text:span text:style-name="T41">Pressionar as teclas conforme são exibidas</text:span></text:p>
      <text:p text:style-name="P101" loext:marker-style-name="T41"><text:span text:style-name="T54">5</text:span><text:span text:style-name="T41">. Caso ao final do teste o relatório seja exibido sem erros, o teste foi concluído com sucesso</text:span></text:p>
      <text:p text:style-name="P94" loext:marker-style-name="T41"><text:span text:style-name="T41"/></text:p>
      <text:p text:style-name="P103" loext:marker-style-name="T41"><text:span text:style-name="T51">Resultados: </text:span><text:span text:style-name="T50">Após executar o teste 3 vezes, seguindo os passos de teste, nenhum erro ocorreu. </text:span><text:span text:style-name="T51">Então foi concluído com sucesso.</text:span></text:p>
      <text:p text:style-name="P82" loext:marker-style-name="T41"/>
      <text:list xml:id="list112527841956512" text:continue-numbering="true" text:style-name="WWNum1">
        <text:list-item>
          <text:list>
            <text:list-item>
              <text:h text:style-name="P25" text:outline-level="2" loext:marker-style-name="T1"><text:span text:style-name="T1">Teste de funcionalidade </text:span><text:span text:style-name="T9">3</text:span></text:h>
            </text:list-item>
          </text:list>
        </text:list-item>
      </text:list>
      <text:p text:style-name="P86" loext:marker-style-name="T41"><text:span text:style-name="T41">Teste de </text:span><text:span text:style-name="T55">Leaderboard e Perfil de terceiro</text:span></text:p>
      <text:list xml:id="list112528462865157" text:continue-numbering="true" text:style-name="WWNum1">
        <text:list-item>
          <text:list>
            <text:list-item>
              <text:list>
                <text:list-item>
                  <text:h text:style-name="P56" text:outline-level="3">Plano </text:h>
                </text:list-item>
              </text:list>
            </text:list-item>
          </text:list>
        </text:list-item>
      </text:list>
      <text:p text:style-name="P109" loext:marker-style-name="T41"><text:span text:style-name="T41">Abrir a tela de leaderboard e clicar </text:span><text:span text:style-name="T56">em</text:span><text:span text:style-name="T41"> um perfil aleatório.</text:span></text:p>
      <text:p text:style-name="P91" loext:marker-style-name="T41"><text:span text:style-name="T41">Recursos necessários: Acesso à internet, computador, teclado.</text:span></text:p>
      <text:p text:style-name="P91" loext:marker-style-name="T41"><text:span text:style-name="T41">Número de testadores: 1 testador</text:span></text:p>
      <text:list xml:id="list112528229609801" text:continue-numbering="true" text:style-name="WWNum1">
        <text:list-item>
          <text:list>
            <text:list-item>
              <text:list>
                <text:list-item>
                  <text:h text:style-name="P56" text:outline-level="3">Projeto</text:h>
                </text:list-item>
              </text:list>
            </text:list-item>
          </text:list>
        </text:list-item>
      </text:list>
      <text:p text:style-name="P66" loext:marker-style-name="T41"><text:span text:style-name="T48">Verificar a funcionalidade </text:span><text:span text:style-name="T56">da leaderboard e a visualização de outros perfis</text:span><text:span text:style-name="T48">.</text:span></text:p>
      <text:list xml:id="list112527604929494" text:continue-numbering="true" text:style-name="WWNum1">
        <text:list-item>
          <text:list>
            <text:list-item>
              <text:list>
                <text:list-item>
                  <text:h text:style-name="P56" text:outline-level="3">Execução e resultados</text:h>
                </text:list-item>
              </text:list>
            </text:list-item>
          </text:list>
        </text:list-item>
      </text:list>
      <text:p text:style-name="P8">Passos:</text:p>
      <text:p text:style-name="P95" loext:marker-style-name="T41"><text:span text:style-name="T41">1. Acessar a página inicial do site (</text:span><text:a xlink:type="simple" xlink:href="http://monkeytype.com/" text:style-name="Internet_20_link" text:visited-style-name="Visited_20_Internet_20_Link"><text:span text:style-name="T41">monkeytype.com</text:span></text:a><text:span text:style-name="T41">)</text:span></text:p>
      <text:p text:style-name="P95" loext:marker-style-name="T41"><text:span text:style-name="T41">2. </text:span><text:span text:style-name="T57">Clicar no link para a leaderboard (Coroa no canto superior esquerdo)</text:span></text:p>
      <text:p text:style-name="P110" loext:marker-style-name="T41"><text:span text:style-name="T41">3. </text:span><text:span text:style-name="T58">Checar a leaderboard </text:span><text:span text:style-name="T100">all-time</text:span><text:span text:style-name="T58"> e </text:span><text:span text:style-name="T100">daily</text:span></text:p>
      <text:p text:style-name="P12">4. <text:span text:style-name="T101">Clicar em um dos perfis</text:span></text:p>
      <text:p text:style-name="P13">5. Caso a leaderboard e o perfil forem exibidos sem problemas, o teste foi concluído com sucesso</text:p>
      <text:p text:style-name="P95" loext:marker-style-name="T41"><text:span text:style-name="T41"/></text:p>
      <text:p text:style-name="P104" loext:marker-style-name="T41">Resultados: <text:span text:style-name="T98">Após executar o teste 3 vezes, seguindo os passos de teste, nenhum erro ocorreu. </text:span><text:span text:style-name="T99">Então foi concluído com sucesso.</text:span></text:p>
      <text:p text:style-name="P104" loext:marker-style-name="T41"/>
      <text:list xml:id="list112527457433583" text:continue-numbering="true" text:style-name="WWNum1">
        <text:list-item>
          <text:list>
            <text:list-item>
              <text:h text:style-name="P26" text:outline-level="2" loext:marker-style-name="T1"><text:span text:style-name="T1">Teste de funcionalidade </text:span><text:span text:style-name="T10">4</text:span></text:h>
            </text:list-item>
          </text:list>
        </text:list-item>
      </text:list>
      <text:p text:style-name="P87" loext:marker-style-name="T41"><text:span text:style-name="T41">Teste de </text:span><text:span text:style-name="T59">Histórico de </text:span><text:span text:style-name="T60">t</text:span><text:span text:style-name="T59">estes</text:span></text:p>
      <text:list xml:id="list112528890421473" text:continue-numbering="true" text:style-name="WWNum1">
        <text:list-item>
          <text:list>
            <text:list-item>
              <text:list>
                <text:list-item>
                  <text:h text:style-name="P57" text:outline-level="3">Plano </text:h>
                </text:list-item>
              </text:list>
            </text:list-item>
          </text:list>
        </text:list-item>
      </text:list>
      <text:p text:style-name="P111" loext:marker-style-name="T41"><text:span text:style-name="T41">Abrir o relatório de um teste anterior </text:span><text:span text:style-name="T61">em uma conta logada que possui histórico.</text:span></text:p>
      <text:p text:style-name="P91" loext:marker-style-name="T41"><text:span text:style-name="T41">Recursos necessários: Acesso à internet, computador, teclado, </text:span><text:span text:style-name="T68">conta registrada no site com pelo menos 1 teste registrado</text:span><text:span text:style-name="T41">.</text:span></text:p>
      <text:p text:style-name="P91" loext:marker-style-name="T41"><text:span text:style-name="T61">Número de testadores: 1 testador</text:span></text:p>
      <text:list xml:id="list112528443533057" text:continue-numbering="true" text:style-name="WWNum1">
        <text:list-item>
          <text:list>
            <text:list-item>
              <text:list>
                <text:list-item>
                  <text:h text:style-name="P57" text:outline-level="3">Projeto</text:h>
                </text:list-item>
              </text:list>
            </text:list-item>
          </text:list>
        </text:list-item>
      </text:list>
      <text:p text:style-name="P87" loext:marker-style-name="T41"><text:span text:style-name="T41">Verificar a funcionalidade </text:span><text:span text:style-name="T62">do </text:span><text:span text:style-name="T63">histórico de relatórios.</text:span></text:p>
      <text:list xml:id="list112527018189188" text:continue-numbering="true" text:style-name="WWNum1">
        <text:list-item>
          <text:list>
            <text:list-item>
              <text:list>
                <text:list-item>
                  <text:h text:style-name="P57" text:outline-level="3">Execução e resultados</text:h>
                </text:list-item>
              </text:list>
            </text:list-item>
          </text:list>
        </text:list-item>
      </text:list>
      <text:p text:style-name="P9">Passos:</text:p>
      <text:p text:style-name="P96" loext:marker-style-name="T41"><text:span text:style-name="T41">1. Acessar a página inicial do site (</text:span><text:a xlink:type="simple" xlink:href="http://monkeytype.com/" text:style-name="Internet_20_link" text:visited-style-name="Visited_20_Internet_20_Link"><text:span text:style-name="T41">monkeytype.com</text:span></text:a><text:span text:style-name="T41">)</text:span></text:p>
      <text:p text:style-name="P96" loext:marker-style-name="T41"><text:span text:style-name="T41">2. </text:span><text:span text:style-name="T64">Logar com uma conta que possui pelo menos 1 teste de digitação salvo</text:span></text:p>
      <text:p text:style-name="P113" loext:marker-style-name="T41"><text:span text:style-name="T64">3. </text:span><text:span text:style-name="T65">Rolar até a parte de baixo da página </text:span><text:span text:style-name="T71">e verificar se os testes anteriores são exibidos sem problemas</text:span></text:p>
      <text:p text:style-name="P115" loext:marker-style-name="T41"><text:span text:style-name="T41">4. </text:span><text:span text:style-name="T66">Caso </text:span><text:span text:style-name="T67">os testes anteriores forem exibidos sem problemas, o teste foi concluído com sucesso.</text:span></text:p>
      <text:p text:style-name="P96" loext:marker-style-name="T41"><text:span text:style-name="T41"/></text:p>
      <text:p text:style-name="P105" loext:marker-style-name="T41"><text:span text:style-name="T41">Resultados: </text:span><text:span text:style-name="T50">Após executar o teste 3 vezes, seguindo os passos de teste, nenhum erro ocorreu. </text:span><text:span text:style-name="T51">Então foi concluído com sucesso.</text:span></text:p>
      <text:p text:style-name="P105" loext:marker-style-name="T41"><text:span text:style-name="T51"/></text:p>
      <text:list xml:id="list112527461659442" text:continue-numbering="true" text:style-name="WWNum1">
        <text:list-item>
          <text:list>
            <text:list-item>
              <text:h text:style-name="P27" text:outline-level="2" loext:marker-style-name="T1"><text:span text:style-name="T1">Teste de funcionalidade </text:span><text:span text:style-name="T11">5</text:span></text:h>
            </text:list-item>
          </text:list>
        </text:list-item>
      </text:list>
      <text:p text:style-name="P14">Teste de exportação para .csv</text:p>
      <text:list xml:id="list112527470480727" text:continue-numbering="true" text:style-name="WWNum1">
        <text:list-item>
          <text:list>
            <text:list-item>
              <text:list>
                <text:list-item>
                  <text:h text:style-name="P58" text:outline-level="3"><text:soft-page-break/>Plano </text:h>
                </text:list-item>
              </text:list>
            </text:list-item>
          </text:list>
        </text:list-item>
      </text:list>
      <text:p text:style-name="P112" loext:marker-style-name="T41"><text:span text:style-name="T69">Exportar os resultados anteriores para um arquivo .csv</text:span><text:span text:style-name="T61">.</text:span></text:p>
      <text:p text:style-name="P92" loext:marker-style-name="T41"><text:span text:style-name="T41">Recursos necessários: Acesso à internet, computador, teclado, </text:span><text:span text:style-name="T68">conta registrada no site com pelo menos 1 teste registrado</text:span><text:span text:style-name="T41">.</text:span></text:p>
      <text:p text:style-name="P92" loext:marker-style-name="T41"><text:span text:style-name="T61">Número de testadores: 1 testador</text:span></text:p>
      <text:list xml:id="list112527182951601" text:continue-numbering="true" text:style-name="WWNum1">
        <text:list-item>
          <text:list>
            <text:list-item>
              <text:list>
                <text:list-item>
                  <text:h text:style-name="P58" text:outline-level="3">Projeto</text:h>
                </text:list-item>
              </text:list>
            </text:list-item>
          </text:list>
        </text:list-item>
      </text:list>
      <text:p text:style-name="P88" loext:marker-style-name="T41"><text:span text:style-name="T41">Verificar a funcionalidade </text:span><text:span text:style-name="T62">d</text:span><text:span text:style-name="T70">e exportação do </text:span><text:span text:style-name="T63">histórico de relatórios.</text:span></text:p>
      <text:list xml:id="list112527342612324" text:continue-numbering="true" text:style-name="WWNum1">
        <text:list-item>
          <text:list>
            <text:list-item>
              <text:list>
                <text:list-item>
                  <text:h text:style-name="P58" text:outline-level="3">Execução e resultados</text:h>
                </text:list-item>
              </text:list>
            </text:list-item>
          </text:list>
        </text:list-item>
      </text:list>
      <text:p text:style-name="P10">Passos:</text:p>
      <text:p text:style-name="P97" loext:marker-style-name="T41"><text:span text:style-name="T41">1. Acessar a página inicial do site (</text:span><text:a xlink:type="simple" xlink:href="http://monkeytype.com/" text:style-name="Internet_20_link" text:visited-style-name="Visited_20_Internet_20_Link"><text:span text:style-name="T41">monkeytype.com</text:span></text:a><text:span text:style-name="T41">)</text:span></text:p>
      <text:p text:style-name="P97" loext:marker-style-name="T41"><text:span text:style-name="T41">2. </text:span><text:span text:style-name="T64">Logar com uma conta que possui pelo menos 1 teste de digitação salvo</text:span></text:p>
      <text:p text:style-name="P114" loext:marker-style-name="T41"><text:span text:style-name="T64">3. </text:span><text:span text:style-name="T65">Rolar até a parte de baixo da página </text:span><text:span text:style-name="T72">e clicar no botão “ Export CSV”</text:span></text:p>
      <text:p text:style-name="P117" loext:marker-style-name="T41"><text:span text:style-name="T41">4. Salve o arquivo localmente e verifique se foi exportado corretamente</text:span></text:p>
      <text:p text:style-name="P116" loext:marker-style-name="T41"><text:span text:style-name="T73">5</text:span><text:span text:style-name="T41">. </text:span><text:span text:style-name="T66">Caso </text:span><text:span text:style-name="T67">os testes anteriores forem exibidos sem problemas, o teste foi concluído com sucesso.</text:span></text:p>
      <text:p text:style-name="P97" loext:marker-style-name="T41"><text:span text:style-name="T41"/></text:p>
      <text:p text:style-name="P106" loext:marker-style-name="T41"><text:span text:style-name="T51">Resultados: </text:span><text:span text:style-name="T50">Após executar o teste 3 vezes, seguindo os passos de teste, nenhum erro ocorreu. </text:span><text:span text:style-name="T51">Então foi concluído com sucesso.</text:span></text:p>
      <text:p text:style-name="P106" loext:marker-style-name="T41"><text:span text:style-name="T51"/></text:p>
      <text:list xml:id="list112527056514817" text:continue-numbering="true" text:style-name="WWNum1">
        <text:list-item>
          <text:list>
            <text:list-item>
              <text:h text:style-name="P22" text:outline-level="2" loext:marker-style-name="T1"><text:span text:style-name="T1">Teste de usabilidade </text:span></text:h>
            </text:list-item>
          </text:list>
        </text:list-item>
      </text:list>
      <text:p text:style-name="P67" loext:marker-style-name="T41"><text:span text:style-name="T41">[Definir o teste usabilidade]</text:span></text:p>
      <text:p text:style-name="P119" loext:marker-style-name="T41"><text:span text:style-name="T41">Este teste de usabilidade irá identificar a eficiência e facilidade que um usuário teria de navegar no site, utilizar as funcionalidades </text:span><text:span text:style-name="T75">de customização e configuração </text:span><text:span text:style-name="T76">e realizar a principal função do site, os testes de digitação. </text:span><text:span text:style-name="T77">As </text:span><text:span text:style-name="T78">avaliações</text:span><text:span text:style-name="T77"> </text:span><text:span text:style-name="T78">d</text:span><text:span text:style-name="T77">este teste serão: </text:span><text:span text:style-name="T78">Facilidade de </text:span><text:span text:style-name="T79">uso do teste de digitação, facilidade de customizar o site, facilidade de customizar as preferências do teste de digitação, </text:span><text:span text:style-name="T80">facilidade de acessar os históricos de testes de digitação.</text:span></text:p>
      <text:p text:style-name="P120" loext:marker-style-name="T41"><text:span text:style-name="T80">[</text:span><text:span text:style-name="T41">Explicação sobre o SUS]</text:span></text:p>
      <text:list xml:id="list112527342721048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67" loext:marker-style-name="T41"><text:span text:style-name="T41">[Definir plano de teste]</text:span></text:p>
      <text:list xml:id="list112528567106385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67" loext:marker-style-name="T41"><text:span text:style-name="T41">[Definir plano do projeto]</text:span></text:p>
      <text:list xml:id="list112527380870410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7" loext:marker-style-name="T41"><text:span text:style-name="T41">[Executar, registrar, analisar e apresentar resultados]</text:span></text:p>
      <text:p text:style-name="P82" loext:marker-style-name="T41"/>
      <text:list xml:id="list112528462592883" text:continue-numbering="true" text:style-name="WWNum1">
        <text:list-item>
          <text:list>
            <text:list-item>
              <text:h text:style-name="P22" text:outline-level="2" loext:marker-style-name="T1"><text:span text:style-name="T1">Teste de desempenho </text:span></text:h>
            </text:list-item>
          </text:list>
        </text:list-item>
      </text:list>
      <text:p text:style-name="P67" loext:marker-style-name="T41"><text:span text:style-name="T41">[Definir o teste de desempenho]</text:span></text:p>
      <text:list xml:id="list112528333333202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67" loext:marker-style-name="T41"><text:span text:style-name="T41">[Definir plano de teste]</text:span></text:p>
      <text:list xml:id="list112527031115266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67" loext:marker-style-name="T41"><text:span text:style-name="T41">[Definir plano do projeto]</text:span></text:p>
      <text:list xml:id="list112527802944700" text:continue-numbering="true" text:style-name="WWNum1">
        <text:list-item>
          <text:list>
            <text:list-item>
              <text:list>
                <text:list-item>
                  <text:h text:style-name="P54" text:outline-level="3">Execução e resultados</text:h>
                </text:list-item>
              </text:list>
            </text:list-item>
          </text:list>
        </text:list-item>
      </text:list>
      <text:p text:style-name="P67" loext:marker-style-name="T41"><text:span text:style-name="T41">[Executar, registrar, analisar e apresentar resultados]</text:span></text:p>
      <text:p text:style-name="P82" loext:marker-style-name="T41"/>
      <text:p text:style-name="P82" loext:marker-style-name="T41"/>
      <text:p text:style-name="P82" loext:marker-style-name="T41"/>
      <text:p text:style-name="P82" loext:marker-style-name="T41"/>
      <text:p text:style-name="P82" loext:marker-style-name="T41"/>
      <text:p text:style-name="P82" loext:marker-style-name="T41"/>
      <text:list xml:id="list112526885851646" text:continue-numbering="true" text:style-name="WWNum1">
        <text:list-item>
          <text:list>
            <text:list-item>
              <text:h text:style-name="P28" text:outline-level="2" loext:marker-style-name="T1"><text:soft-page-break/><text:span text:style-name="T1">Relato de resultados dos testes de Funcionalidade</text:span></text:h>
            </text:list-item>
          </text:list>
        </text:list-item>
      </text:list>
      <text:p text:style-name="P68" loext:marker-style-name="T3"><text:span text:style-name="T1"/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5">Teste <text:span text:style-name="T103">#</text:span>1</text:p>
          </table:table-cell>
          <table:table-cell table:style-name="Table5.A1" office:value-type="string">
            <text:p text:style-name="P15">Teste <text:span text:style-name="T103">#</text:span>2</text:p>
          </table:table-cell>
          <table:table-cell table:style-name="Table5.D1" office:value-type="string">
            <text:p text:style-name="P15">Teste <text:span text:style-name="T103">#</text:span>3</text:p>
          </table:table-cell>
        </table:table-row>
        <table:table-row table:style-name="Table5.1">
          <table:table-cell table:style-name="Table5.A2" office:value-type="string">
            <text:p text:style-name="P17">Digitação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9"><text:span text:style-name="T102">Alterar </text:span>Configurações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20">Leaderboard e Perfil de terceiro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6">Histórico de Testes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6">Exp<text:span text:style-name="T105">or</text:span>tação para .csv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</table:table>
      <text:p text:style-name="P68" loext:marker-style-name="T3"><text:span text:style-name="T1"/></text:p>
      <text:p text:style-name="P118" loext:marker-style-name="T3"><text:span text:style-name="T1">Todos os testes </text:span><text:span text:style-name="T12">de funcionalidades</text:span><text:span text:style-name="T1"> foram executados 3 vezes cada e, dentro dos requisitos de aceitação, nenhum erro foi encontrado.</text:span></text:p>
      <text:list xml:id="list112526957792071" text:continue-numbering="true" text:style-name="WWNum1">
        <text:list-item>
          <text:list>
            <text:list-item>
              <text:h text:style-name="P22" text:outline-level="2" loext:marker-style-name="T1"><text:span text:style-name="T1">Discussão e Reflexão</text:span></text:h>
            </text:list-item>
          </text:list>
        </text:list-item>
      </text:list>
      <text:p text:style-name="P2">Nenhum incidente ou problema foi observado durante os testes. O <text:span text:style-name="T104">site</text:span> <text:a xlink:type="simple" xlink:href="http://monkeytype.com/" text:style-name="Internet_20_link" text:visited-style-name="Visited_20_Internet_20_Link"><text:span text:style-name="T104">monkeytype</text:span></text:a> funcionou conforme o esperado.</text:p>
      <text:p text:style-name="P2">O teste de software é crucial para garantir que um programa de computador funcione corretamente e atenda às expectativas. Ao testar o software, identificamos possíveis erros, falhas ou problemas que poderiam prejudicar a experiência do usuário. Isso ajuda a aprimorar a qualidade do software, assegurando que ele seja confiável, seguro e capaz de desempenhar suas funções conforme o planejado, resultando em um produto final mais confiável e efica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06cm" style:contextual-spacing="false" fo:text-align="justify" style:justify-single-word="false" fo:keep-with-next="always"/>
      <style:text-properties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fo:font-variant="small-caps" fo:font-weight="bold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text">
      <style:paragraph-properties fo:line-height="150%" fo:text-align="justify" style:justify-single-word="false" fo:keep-with-next="always">
        <style:tab-stops>
          <style:tab-stop style:position="10.201cm"/>
        </style:tab-stops>
      </style:paragraph-properties>
      <style:text-properties fo:color="#000000" loext:opacity="100%" style:font-name="Verdana" fo:font-family="Verdana" style:font-family-generic="roman" style:font-pitch="variable" fo:font-size="10pt" fo:font-style="italic" style:font-size-asian="10pt" style:font-style-asian="italic" style:font-size-complex="10pt"/>
    </style:style>
    <style:style style:name="Heading_20_5" style:display-name="Heading 5" style:family="paragraph" style:parent-style-name="Standard" style:next-style-name="Standard" style:default-outline-level="5" style:list-style-name="WWNum1" style:list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1" style:list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list-level="9" style:class="text">
      <style:paragraph-properties fo:margin-top="0.423cm" fo:margin-bottom="0.106cm" style:contextual-spacing="false"/>
      <style:text-properties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.564cm" fo:margin-bottom="0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orphans="0" fo:widows="0" fo:hyphenation-ladder-count="no-limit" text:number-lines="false" text:line-number="0"/>
      <style:text-properties fo:color="#000000" loext:opacity="100%" style:font-name-asian="HG Mincho Light J" style:font-family-asian="'HG Mincho Light J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text-properties fo:color="#808080" loext:opacity="100%"/>
    </style:style>
    <style:style style:name="Footnote" style:family="paragraph" style:parent-style-name="Standard" style:class="extra">
      <style:paragraph-properties fo:text-align="justify" style:justify-single-word="false"/>
      <style:text-properties style:font-name="Verdana" fo:font-family="Verdana" style:font-family-generic="roman" style:font-pitch="variable"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2.54cm" fo:margin-right="0cm" style:line-height-at-least="0.423cm" fo:keep-together="always" fo:text-indent="0cm" style:auto-text-indent="false"/>
      <style:text-properties fo:color="#000000" loext:opacity="100%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33738d"/>
      <style:paragraph-properties fo:background-color="#33738d"/>
      <style:text-properties fo:color="#ffffff" loext:opacity="100%" fo:font-size="12pt" fo:font-weight="bold" style:font-size-asian="12pt" style:font-weight-asian="bold"/>
    </style:style>
    <style:style style:name="Cabeçalho_20_de_20_Tabela" style:display-name="Cabeçalho de Tabela" style:family="paragraph" style:parent-style-name="Standard">
      <style:text-properties fo:font-size="9pt" fo:font-weight="bold" style:font-size-asian="9pt" style:font-weight-asian="bold" style:font-weight-complex="bold"/>
    </style:style>
    <style:style style:name="xl24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5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6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7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9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1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0.51pt solid #000000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0.51pt solid #000000" fo:border-top="0.51pt solid #000000" fo:border-bottom="0.51pt solid #000000" style:shadow="none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5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6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7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8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9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0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1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2" style:family="paragraph" style:parent-style-name="Standard">
      <loext:graphic-properties draw:fill="solid" draw:fill-color="#ffffff"/>
      <style:paragraph-properties fo:margin-top="0.494cm" fo:margin-bottom="0.494cm" style:contextual-spacing="false" fo:background-color="#ffffff" fo:padding="0cm" fo:border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8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xl30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InfoBlue" style:family="paragraph" style:parent-style-name="Standard" style:next-style-name="Text_20_body" style:auto-update="true">
      <style:paragraph-properties fo:margin-top="0cm" fo:margin-bottom="0.212cm" style:contextual-spacing="false" style:line-height-at-least="0.423cm" fo:text-align="justify" style:justify-single-word="false" fo:orphans="0" fo:widows="0"/>
      <style:text-properties style:font-name="Century Gothic" fo:font-family="'Century Gothic'" style:font-family-generic="roman" style:font-pitch="variable" fo:font-size="10pt" fo:font-style="italic" style:font-size-asian="10pt" style:font-style-asian="italic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8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0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7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9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6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8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6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7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4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5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6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3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4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5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25cm" fo:text-align="center" style:justify-single-word="false" fo:text-indent="0cm" style:auto-text-indent="false"/>
    </style:style>
    <style:style style:name="MP2" style:family="paragraph" style:parent-style-name="Standard"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MP4" style:family="paragraph" style:parent-style-name="Frame_20_contents">
      <style:paragraph-properties fo:text-align="end" style:justify-single-word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Verdana" fo:font-size="8pt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40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 loext:marker-style-name="MT1"/>
      </style:header>
      <style:footer>
        <text:p text:style-name="MP3" loext:marker-style-name="MT2"><draw:custom-shape text:anchor-type="char" draw:z-index="4" draw:name="Text Box 22" draw:style-name="Mgr1" draw:text-style-name="MP5" svg:width="1.893cm" svg:height="0.636cm" svg:x="15.875cm" svg:y="0.24cm"><text:p text:style-name="MP4"><text:span text:style-name="page_20_number"><text:span text:style-name="MT2">Pág. </text:span></text:span><text:span text:style-name="page_20_number"><text:span text:style-name="MT2"><text:page-number text:select-page="current">5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ta de Reunião do Projeto Nova MDS da Prodepa</dc:title>
    <meta:initial-creator>Amanda</meta:initial-creator>
    <meta:editing-cycles>151</meta:editing-cycles>
    <meta:print-date>2005-05-23T16:45:00</meta:print-date>
    <meta:creation-date>2023-08-24T20:53:00</meta:creation-date>
    <dc:date>2023-08-29T11:25:26.493000000</dc:date>
    <meta:editing-duration>PT3H57M56S</meta:editing-duration>
    <meta:generator>LibreOffice/7.5.4.2$Windows_X86_64 LibreOffice_project/36ccfdc35048b057fd9854c757a8b67ec53977b6</meta:generator>
    <meta:document-statistic meta:table-count="5" meta:image-count="0" meta:object-count="0" meta:page-count="5" meta:paragraph-count="186" meta:word-count="1412" meta:character-count="8936" meta:non-whitespace-character-count="7733"/>
    <meta:user-defined meta:name="AppVersion">16.0000</meta:user-defined>
    <meta:user-defined meta:name="Company">FVM Sistemas/Prodepa</meta:user-defined>
    <meta:template xlink:type="simple" xlink:actuate="onRequest" xlink:title="Modelo de Declaração de Escopo.dot" xlink:href=""/>
  </office:meta>
</office:document-meta>
</file>